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8.784cm" fo:margin-left="0.166cm" fo:margin-top="0.101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2.716cm"/>
    </style:style>
    <style:style style:name="Table1.B" style:family="table-column">
      <style:table-column-properties style:column-width="0.758cm"/>
    </style:style>
    <style:style style:name="Table1.1" style:family="table-row">
      <style:table-row-properties style:min-row-height="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I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F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G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H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I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6" style:family="table">
      <style:table-properties style:width="8.791cm" fo:margin-left="0.189cm" fo:margin-top="0.101cm" fo:margin-bottom="0cm" table:align="left" fo:background-color="transparent">
        <style:background-image/>
      </style:table-properties>
    </style:style>
    <style:style style:name="Table6.A" style:family="table-column">
      <style:table-column-properties style:column-width="2.695cm"/>
    </style:style>
    <style:style style:name="Table6.B" style:family="table-column">
      <style:table-column-properties style:column-width="1.016cm"/>
    </style:style>
    <style:style style:name="Table6.1" style:family="table-row">
      <style:table-row-properties style:min-row-height="1cm" fo:background-color="transparent">
        <style:background-image/>
      </style:table-row-properties>
    </style:style>
    <style:style style:name="Table6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6.G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6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E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F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G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text-properties officeooo:paragraph-rsid="008d016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text-properties officeooo:paragraph-rsid="010f7046"/>
    </style:style>
    <style:style style:name="P15" style:family="paragraph" style:parent-style-name="Footer">
      <style:text-properties officeooo:paragraph-rsid="01120261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9" style:family="paragraph" style:parent-style-name="Footer">
      <style:paragraph-properties fo:text-align="end" style:justify-single-word="false"/>
      <style:text-properties officeooo:paragraph-rsid="00d4df5c"/>
    </style:style>
    <style:style style:name="P50" style:family="paragraph" style:parent-style-name="Footer">
      <style:paragraph-properties fo:text-align="start" style:justify-single-word="false"/>
      <style:text-properties officeooo:paragraph-rsid="00d4df5c"/>
    </style:style>
    <style:style style:name="P51" style:family="paragraph" style:parent-style-name="Footer">
      <style:paragraph-properties fo:text-align="start" style:justify-single-word="false"/>
      <style:text-properties officeooo:paragraph-rsid="0211dd7e"/>
    </style:style>
    <style:style style:name="P52" style:family="paragraph" style:parent-style-name="Footer">
      <style:text-properties officeooo:paragraph-rsid="00d4df5c"/>
    </style:style>
    <style:style style:name="P53" style:family="paragraph" style:parent-style-name="Footer">
      <style:text-properties officeooo:paragraph-rsid="00863005"/>
    </style:style>
    <style:style style:name="P54" style:family="paragraph" style:parent-style-name="Footer">
      <style:text-properties officeooo:paragraph-rsid="030c4d7d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_5f_Header_20_M_20_page_20_impaire_20__28_D_29_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P67" style:family="paragraph" style:parent-style-name="_5f_Header_20_M_20_page_20_paire_20__28_G_29_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P6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0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officeooo:paragraph-rsid="00ab054e"/>
    </style:style>
    <style:style style:name="P72" style:family="paragraph" style:parent-style-name="Header">
      <style:paragraph-properties fo:text-align="center" style:justify-single-word="false"/>
      <style:text-properties officeooo:paragraph-rsid="00c10aa6"/>
    </style:style>
    <style:style style:name="P73" style:family="paragraph" style:parent-style-name="Header">
      <style:paragraph-properties fo:text-align="start" style:justify-single-word="false"/>
      <style:text-properties officeooo:paragraph-rsid="0289fb01"/>
    </style:style>
    <style:style style:name="P74" style:family="paragraph" style:parent-style-name="Header">
      <style:paragraph-properties fo:text-align="start" style:justify-single-word="false"/>
      <style:text-properties officeooo:paragraph-rsid="0211dd7e"/>
    </style:style>
    <style:style style:name="P75" style:family="paragraph" style:parent-style-name="Header">
      <style:paragraph-properties fo:text-align="start" style:justify-single-word="false"/>
      <style:text-properties officeooo:paragraph-rsid="02a56131"/>
    </style:style>
    <style:style style:name="P7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1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2" style:family="paragraph" style:parent-style-name="_5f_Header_20_D_20_page_20_impaire_20__28_D_29_">
      <style:text-properties officeooo:paragraph-rsid="01a13e78"/>
    </style:style>
    <style:style style:name="P83" style:family="paragraph" style:parent-style-name="_5f_Header_20_G_20_page_20_impaire_20__28_D_29_">
      <style:text-properties officeooo:paragraph-rsid="01259ec2"/>
    </style:style>
    <style:style style:name="P84" style:family="paragraph" style:parent-style-name="_5f_Header_20_G_20_page_20_impaire_20__28_D_29_">
      <style:text-properties officeooo:paragraph-rsid="00c87b35"/>
    </style:style>
    <style:style style:name="P85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7" style:family="paragraph" style:parent-style-name="_5f_Header_20_G_20_page_20_paire_20__28_G_29_">
      <style:text-properties officeooo:paragraph-rsid="00eb2abc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G_20_page_20_paire_20__28_G_29_">
      <style:text-properties officeooo:paragraph-rsid="0334a5be"/>
    </style:style>
    <style:style style:name="P90" style:family="paragraph" style:parent-style-name="_5f_Header_20_N_20_page_20_impaire_20__28_D_29_">
      <style:paragraph-properties fo:text-align="start" style:justify-single-word="fals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impaire_20__28_D_29_">
      <style:text-properties officeooo:rsid="0277791e" officeooo:paragraph-rsid="0277791e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3" style:family="paragraph" style:parent-style-name="_5f_Paragraphe_5f_Réponse_5f_Pointillés_5f_Grisés">
      <style:text-properties officeooo:paragraph-rsid="016def80"/>
    </style:style>
    <style:style style:name="P104" style:family="paragraph" style:parent-style-name="_5f_Tableau_5f_Centré_5f_Gras">
      <style:text-properties fo:color="#000000" loext:opacity="100%" style:font-name="Bitstream Vera Sans2" fo:font-size="10pt" fo:language="fr" fo:country="FR" fo:font-weight="bold" officeooo:rsid="017b31ab" officeooo:paragraph-rsid="017b31ab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Réponse_5f_Elève" style:list-style-name=""/>
    <style:style style:name="P111" style:family="paragraph" style:parent-style-name="_5f_Premier_5f_Titre_5f_Exercices_5f_avec_5f_Num_5f_Exo_5f_sans_5f_Titre" style:list-style-name="_5f_Numérotation_20_des_20_exercices" style:master-page-name="_31__5f_1_5f_SERIE_5f_M_5f_GAUCHE_5f_ET_5f_DROITE_5f_2COL">
      <style:paragraph-properties style:page-number="198" fo:break-before="auto" fo:break-after="auto"/>
    </style:style>
    <style:style style:name="P112" style:family="paragraph" style:parent-style-name="_5f_Titre_5f_Exercices_5f_sans_5f_Titre" style:list-style-name="_5f_Numérotation_20_des_20_exercices"/>
    <style:style style:name="P11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style:paragraph-properties fo:text-align="cente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</style:style>
    <style:style style:name="P11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21" style:family="paragraph">
      <loext:graphic-properties draw:fill="solid" draw:fill-color="#7fb241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62e4e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26" style:family="paragraph">
      <loext:graphic-properties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7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9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e8c32a" loext:opacity="10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30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style:paragraph-properties fo:margin-left="0cm" fo:margin-right="0cm" fo:margin-top="0cm" fo:margin-bottom="0cm" fo:line-height="100%" fo:text-align="center" fo:text-indent="0cm"/>
    </style:style>
    <style:style style:name="P13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style:paragraph-properties fo:margin-left="0cm" fo:margin-right="0cm" fo:margin-top="0cm" fo:margin-bottom="0cm" fo:line-height="100%" fo:text-indent="0cm"/>
    </style:style>
    <style:style style:name="P14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b3ff2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44" style:family="paragraph">
      <loext:graphic-properties draw:fill="solid" draw:fill-color="#f2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45" style:family="paragraph">
      <loext:graphic-properties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46" style:family="paragraph">
      <loext:graphic-properties draw:fill="solid" draw:fill-color="#a9ce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47" style:family="paragraph">
      <loext:graphic-properties draw:fill="solid" draw:fill-color="#ead6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48" style:family="paragraph">
      <loext:graphic-properties draw:fill="solid" draw:fill-color="#add9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49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1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3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 fo:hyphenate="false"/>
    </style:style>
    <style:style style:name="P154" style:family="paragraph">
      <loext:graphic-properties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5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5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6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P16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62" style:family="paragraph">
      <style:paragraph-properties fo:margin-left="0cm" fo:margin-right="0cm" fo:margin-top="0cm" fo:margin-bottom="0cm" fo:line-height="100%" fo:text-indent="0cm" style:writing-mode="lr-tb"/>
    </style:style>
    <style:style style:name="P1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6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font-variant="small-caps"/>
    </style:style>
    <style:style style:name="T7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6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77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9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9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9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95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96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97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98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99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100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10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3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" fo:font-size="16pt" fo:font-weight="bold" officeooo:rsid="01a13e78"/>
    </style:style>
    <style:style style:name="T10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08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9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136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137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138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139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140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141" style:family="text">
      <style:text-properties fo:font-variant="small-caps" officeooo:rsid="0054f64f"/>
    </style:style>
    <style:style style:name="T142" style:family="text">
      <style:text-properties fo:font-variant="small-caps" officeooo:rsid="0096b4e2"/>
    </style:style>
    <style:style style:name="T143" style:family="text">
      <style:text-properties fo:font-variant="small-caps" officeooo:rsid="00a847d5"/>
    </style:style>
    <style:style style:name="T144" style:family="text">
      <style:text-properties fo:font-variant="small-caps" officeooo:rsid="007d7a6f"/>
    </style:style>
    <style:style style:name="T145" style:family="text">
      <style:text-properties fo:font-variant="small-caps" officeooo:rsid="00990660"/>
    </style:style>
    <style:style style:name="T146" style:family="text">
      <style:text-properties fo:font-variant="small-caps" officeooo:rsid="00b5d2d1"/>
    </style:style>
    <style:style style:name="T147" style:family="text">
      <style:text-properties fo:font-variant="small-caps" officeooo:rsid="00b6801f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style:use-window-font-color="true" loext:opacity="0%"/>
    </style:style>
    <style:style style:name="T181" style:family="text"/>
    <style:style style:name="T18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3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84" style:family="text">
      <style:text-properties fo:font-variant="normal" fo:text-transform="none" fo:color="#e8c32a" loext:opacity="10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85" style:family="text">
      <style:text-properties fo:font-variant="normal" fo:text-transform="none" fo:color="#e8c32a" loext:opacity="10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language-asian="zxx" style:country-asian="none" style:font-style-asian="normal" style:font-weight-asian="bold" style:font-name-complex="Tahoma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/>
    </style:style>
    <style:style style:name="T190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91" style:family="text">
      <style:text-properties style:use-window-font-color="true" loext:opacity="0%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192" style:family="text">
      <style:text-properties fo:font-variant="normal" fo:text-transform="none" fo:color="#b2b2b2" loext:opacity="10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fo:margin-top="0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stroke-dash="Dashed_20__28_var_29__20_69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none" draw:stroke-dash="Dashed_20__28_var_29__20_69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style:run-through="foreground"/>
    </style:style>
    <style:style style:name="gr26" style:family="graphic">
      <style:graphic-properties draw:stroke="none" draw:stroke-dash="Dashed_20__28_var_29__20_69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none" draw:stroke-dash="Dashed_20__28_var_29__20_69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none" draw:stroke-dash="Dashed_20__28_var_29__20_69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none" draw:stroke-dash="Dashed_20__28_var_29__20_69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none" draw:stroke-dash="Dashed_20__28_var_29__20_699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none" draw:stroke-dash="Dashed_20__28_var_29__20_699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none" draw:stroke-dash="Dashed_20__28_var_29__20_699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none" draw:stroke-dash="Dashed_20__28_var_29__20_69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none" draw:stroke-dash="Dashed_20__28_var_29__20_69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none" draw:stroke-dash="Dashed_20__28_var_29__20_699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none" draw:stroke-dash="Dashed_20__28_var_29__20_699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none" draw:stroke-dash="Dashed_20__28_var_29__20_699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none" draw:stroke-dash="Dashed_20__28_var_29__20_69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none" draw:stroke-dash="Dashed_20__28_var_29__20_70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none" draw:stroke-dash="Dashed_20__28_var_29__20_69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none" draw:stroke-dash="Dashed_20__28_var_29__20_69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none" draw:stroke-dash="Dashed_20__28_var_29__20_69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none" draw:stroke-dash="Dashed_20__28_var_29__20_70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none" draw:stroke-dash="Dashed_20__28_var_29__20_700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none" draw:stroke-dash="Dashed_20__28_var_29__20_700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none" draw:stroke-dash="Dashed_20__28_var_29__20_700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none" draw:stroke-dash="Dashed_20__28_var_29__20_70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none" draw:stroke-dash="Dashed_20__28_var_29__20_70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none" draw:stroke-dash="Dashed_20__28_var_29__20_693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693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693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693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693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693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693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694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694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694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694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694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694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694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694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694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695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695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695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695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695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695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95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695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695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695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696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694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none" draw:stroke-dash="Dashed_20__28_var_29__20_696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8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8" style:family="graphic">
      <style:graphic-properties draw:stroke="none" draw:stroke-dash="Dashed_20__28_var_29__20_696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9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9" style:family="graphic">
      <style:graphic-properties draw:stroke="none" draw:stroke-dash="Dashed_20__28_var_29__20_696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5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0" style:family="graphic">
      <style:graphic-properties draw:stroke="none" draw:stroke-dash="Dashed_20__28_var_29__20_70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9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1" style:family="graphic">
      <style:graphic-properties draw:stroke="none" draw:stroke-dash="Dashed_20__28_var_29__20_70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8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2" style:family="graphic">
      <style:graphic-properties draw:stroke="none" draw:stroke-dash="Dashed_20__28_var_29__20_69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27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3" style:family="graphic">
      <style:graphic-properties draw:stroke="none" draw:stroke-dash="Dashed_20__28_var_29__20_70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9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4" style:family="graphic">
      <style:graphic-properties draw:stroke="none" draw:stroke-dash="Dashed_20__28_var_29__20_69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9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5" style:family="graphic">
      <style:graphic-properties draw:stroke="none" draw:stroke-dash="Dashed_20__28_var_29__20_70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26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6" style:family="graphic">
      <style:graphic-properties draw:stroke="none" draw:stroke-dash="Dashed_20__28_var_29__20_70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26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7" style:family="graphic">
      <style:graphic-properties draw:stroke="none" draw:stroke-dash="Dashed_20__28_var_29__20_70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7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8" style:family="graphic">
      <style:graphic-properties draw:stroke="none" draw:stroke-dash="Dashed_20__28_var_29__20_70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26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9" style:family="graphic">
      <style:graphic-properties draw:stroke="solid" draw:stroke-dash="Dashed_20__28_var_29__20_7014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7015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7016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7017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7018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7019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7020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7021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7022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7023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ed_20__28_var_29__20_7024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7025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7026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7027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7028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draw:stroke="none" draw:stroke-dash="Dashed_20__28_var_29__20_7093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7" style:family="graphic">
      <style:graphic-properties draw:stroke="none" draw:stroke-dash="Dashed_20__28_var_29__20_7094" svg:stroke-width="0.019cm" svg:stroke-color="#000000" draw:marker-start="" draw:marker-start-width="0.3cm" draw:marker-start-center="false" draw:marker-end="" draw:marker-end-width="0.3cm" draw:marker-end-center="false" draw:fill="solid" draw:fill-color="#de9ad5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8" style:family="graphic">
      <style:graphic-properties draw:stroke="none" draw:stroke-dash="Dashed_20__28_var_29__20_7095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9" style:family="graphic">
      <style:graphic-properties draw:stroke="none" draw:stroke-dash="Dashed_20__28_var_29__20_7096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0" style:family="graphic">
      <style:graphic-properties draw:stroke="none" draw:stroke-dash="Dashed_20__28_var_29__20_7097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1" style:family="graphic">
      <style:graphic-properties draw:stroke="none" draw:stroke-dash="Dashed_20__28_var_29__20_7098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Dashed_20__28_var_29__20_709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solid" draw:stroke-dash="Dashed_20__28_var_29__20_710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>
      <style:graphic-properties draw:stroke="solid" draw:stroke-dash="Dashed_20__28_var_29__20_710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>
      <style:graphic-properties draw:stroke="solid" draw:stroke-dash="Dashed_20__28_var_29__20_710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710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710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>
      <style:graphic-properties draw:stroke="solid" draw:stroke-dash="Dashed_20__28_var_29__20_7105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9" style:family="graphic">
      <style:graphic-properties draw:stroke="solid" draw:stroke-dash="Dashed_20__28_var_29__20_710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710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710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710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711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711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711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711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711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711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solid" draw:stroke-dash="Dashed_20__28_var_29__20_711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711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711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solid" draw:stroke-dash="Dashed_20__28_var_29__20_711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solid" draw:stroke-dash="Dashed_20__28_var_29__20_712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>
      <style:graphic-properties draw:stroke="solid" draw:stroke-dash="Dashed_20__28_var_29__20_712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712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solid" draw:stroke-dash="Dashed_20__28_var_29__20_712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draw:stroke-dash="Dashed_20__28_var_29__20_712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712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712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solid" draw:stroke-dash="Dashed_20__28_var_29__20_712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1" style:family="graphic">
      <style:graphic-properties draw:stroke="solid" draw:stroke-dash="Dashed_20__28_var_29__20_712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2" style:family="graphic">
      <style:graphic-properties draw:stroke="solid" draw:stroke-dash="Dashed_20__28_var_29__20_712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3" style:family="graphic">
      <style:graphic-properties draw:stroke="solid" draw:stroke-dash="Dashed_20__28_var_29__20_7130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>
      <style:graphic-properties draw:stroke="solid" draw:stroke-dash="Dashed_20__28_var_29__20_713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5" style:family="graphic">
      <style:graphic-properties draw:stroke="solid" draw:stroke-dash="Dashed_20__28_var_29__20_713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6" style:family="graphic">
      <style:graphic-properties draw:stroke="solid" draw:stroke-dash="Dashed_20__28_var_29__20_713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7" style:family="graphic">
      <style:graphic-properties draw:stroke="solid" draw:stroke-dash="Dashed_20__28_var_29__20_713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8" style:family="graphic">
      <style:graphic-properties draw:stroke="solid" draw:stroke-dash="Dashed_20__28_var_29__20_7135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9" style:family="graphic">
      <style:graphic-properties draw:stroke="solid" draw:stroke-dash="Dashed_20__28_var_29__20_713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>
      <style:graphic-properties draw:stroke="solid" draw:stroke-dash="Dashed_20__28_var_29__20_713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1" style:family="graphic">
      <style:graphic-properties draw:stroke="solid" draw:stroke-dash="Dashed_20__28_var_29__20_713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2" style:family="graphic">
      <style:graphic-properties draw:stroke="solid" draw:stroke-dash="Dashed_20__28_var_29__20_713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>
      <style:graphic-properties draw:stroke="none" draw:stroke-dash="Dashed_20__28_var_29__20_5157" svg:stroke-width="0.019cm" svg:stroke-color="#b3b3b3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97cm" fo:min-width="1.06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4" style:family="graphic">
      <style:graphic-properties draw:stroke="solid" draw:stroke-dash="Dashed_20__28_var_29__20_7140" svg:stroke-width="0.049cm" svg:stroke-color="#000000" draw:marker-start="Dimension_20_Lines" draw:marker-start-width="0.212cm" draw:marker-start-center="false" draw:marker-end="Dimension_20_Lines" draw:marker-end-width="0.212cm" draw:marker-end-center="false" draw:fill="solid" draw:fill-color="#00b8ff" draw:textarea-horizontal-align="center" draw:textarea-vertical-align="middle" fo:padding-top="0.023cm" fo:padding-bottom="0.023cm" fo:padding-left="0.023cm" fo:padding-right="0.023cm" draw:shadow="hidden" draw:shadow-offset-x="0.3cm" draw:shadow-offset-y="0.3cm" draw:shadow-color="#808080" style:run-through="foreground"/>
    </style:style>
    <style:style style:name="gr155" style:family="graphic">
      <style:graphic-properties draw:stroke="none" draw:stroke-dash="Dashed_20__28_var_29__20_7141" svg:stroke-width="0.019cm" svg:stroke-color="#000000" draw:marker-start="" draw:marker-start-width="0.3cm" draw:marker-start-center="false" draw:marker-end="" draw:marker-end-width="0.3cm" draw:marker-end-center="false" draw:fill="none" draw:fill-color="#b3b3b3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56" style:family="graphic">
      <style:graphic-properties draw:stroke="none" draw:stroke-dash="Dashed_20__28_var_29__20_610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7" style:family="graphic">
      <style:graphic-properties draw:stroke="none" draw:stroke-dash="Dashed_20__28_var_29__20_610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8" style:family="graphic">
      <style:graphic-properties draw:stroke="none" draw:stroke-dash="Dashed_20__28_var_29__20_610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9" style:family="graphic">
      <style:graphic-properties draw:stroke="none" draw:stroke-dash="Dashed_20__28_var_29__20_610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0" style:family="graphic">
      <style:graphic-properties draw:stroke="none" draw:stroke-dash="Dashed_20__28_var_29__20_610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1" style:family="graphic">
      <style:graphic-properties draw:stroke="none" draw:stroke-dash="Dashed_20__28_var_29__20_610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2" style:family="graphic">
      <style:graphic-properties draw:stroke="none" draw:stroke-dash="Dashed_20__28_var_29__20_7281" svg:stroke-width="0.041cm" svg:stroke-color="#52cc00" draw:marker-start="" draw:marker-start-width="0.291cm" draw:marker-start-center="false" draw:marker-end="" draw:marker-end-width="0.291cm" draw:marker-end-center="false" draw:fill="solid" draw:fill-color="#b3ff26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63" style:family="graphic">
      <style:graphic-properties draw:stroke="none" draw:stroke-dash="Dashed_20__28_var_29__20_7280" svg:stroke-width="0.041cm" svg:stroke-color="#bf33ff" draw:marker-start="" draw:marker-start-width="0.291cm" draw:marker-start-center="false" draw:marker-end="" draw:marker-end-width="0.291cm" draw:marker-end-center="false" draw:fill="solid" draw:fill-color="#daa772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64" style:family="graphic">
      <style:graphic-properties draw:stroke="none" draw:stroke-dash="Dashed_20__28_var_29__20_72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5" style:family="graphic">
      <style:graphic-properties draw:stroke="none" draw:stroke-dash="Dashed_20__28_var_29__20_7241" svg:stroke-width="0.041cm" svg:stroke-color="#52cc00" draw:marker-start="" draw:marker-start-width="0.259cm" draw:marker-start-center="false" draw:marker-end="" draw:marker-end-width="0.259cm" draw:marker-end-center="false" svg:stroke-opacity="100%" draw:stroke-linejoin="round"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none" draw:stroke-dash="Dashed_20__28_var_29__20_724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2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none" draw:stroke-dash="Dashed_20__28_var_29__20_724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8" style:family="graphic">
      <style:graphic-properties draw:stroke="none" draw:stroke-dash="Dashed_20__28_var_29__20_7244" svg:stroke-width="0.041cm" svg:stroke-color="#52cc00" draw:marker-start="" draw:marker-start-width="0.291cm" draw:marker-start-center="false" draw:marker-end="" draw:marker-end-width="0.291cm" draw:marker-end-center="false" svg:stroke-opacity="100%" draw:stroke-linejoin="round" draw:fill="solid" draw:fill-color="#a9ce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9" style:family="graphic">
      <style:graphic-properties draw:stroke="none" draw:stroke-dash="Dashed_20__28_var_29__20_7245" svg:stroke-width="0.041cm" svg:stroke-color="#ff660d" draw:marker-start="" draw:marker-start-width="0.291cm" draw:marker-start-center="false" draw:marker-end="" draw:marker-end-width="0.291cm" draw:marker-end-center="false" svg:stroke-opacity="100%" draw:stroke-linejoin="round" draw:fill="solid" draw:fill-color="#ead6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0" style:family="graphic">
      <style:graphic-properties draw:stroke="none" draw:stroke-dash="Dashed_20__28_var_29__20_7246" svg:stroke-width="0.051cm" svg:stroke-color="#3399ff" draw:marker-start="" draw:marker-start-width="0.404cm" draw:marker-start-center="false" draw:marker-end="" draw:marker-end-width="0.404cm" draw:marker-end-center="false" svg:stroke-opacity="100%" draw:stroke-linejoin="round" draw:fill="solid" draw:fill-color="#add9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6cm" fo:padding-bottom="0.026cm" fo:padding-left="0.026cm" fo:padding-right="0.0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1" style:family="graphic">
      <style:graphic-properties draw:stroke="solid" draw:stroke-dash="Dashed_20__28_var_29__20_724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solid" draw:stroke-dash="Dashed_20__28_var_29__20_724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solid" draw:stroke-dash="Dashed_20__28_var_29__20_724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4" style:family="graphic">
      <style:graphic-properties draw:stroke="solid" draw:stroke-dash="Dashed_20__28_var_29__20_725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5" style:family="graphic">
      <style:graphic-properties draw:stroke="solid" draw:stroke-dash="Dashed_20__28_var_29__20_725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6" style:family="graphic">
      <style:graphic-properties draw:stroke="solid" draw:stroke-dash="Dashed_20__28_var_29__20_725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7" style:family="graphic">
      <style:graphic-properties draw:stroke="solid" draw:stroke-dash="Dashed_20__28_var_29__20_725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draw:stroke="solid" draw:stroke-dash="Dashed_20__28_var_29__20_725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9" style:family="graphic">
      <style:graphic-properties draw:stroke="solid" draw:stroke-dash="Dashed_20__28_var_29__20_725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0" style:family="graphic">
      <style:graphic-properties draw:stroke="solid" draw:stroke-dash="Dashed_20__28_var_29__20_725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1" style:family="graphic">
      <style:graphic-properties draw:stroke="solid" draw:stroke-dash="Dashed_20__28_var_29__20_725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2" style:family="graphic">
      <style:graphic-properties draw:stroke="solid" draw:stroke-dash="Dashed_20__28_var_29__20_725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3" style:family="graphic">
      <style:graphic-properties draw:stroke="solid" draw:stroke-dash="Dashed_20__28_var_29__20_725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4" style:family="graphic">
      <style:graphic-properties draw:stroke="solid" draw:stroke-dash="Dashed_20__28_var_29__20_726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5" style:family="graphic">
      <style:graphic-properties draw:stroke="solid" draw:stroke-dash="Dashed_20__28_var_29__20_726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6" style:family="graphic">
      <style:graphic-properties draw:stroke="solid" draw:stroke-dash="Dashed_20__28_var_29__20_726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7" style:family="graphic">
      <style:graphic-properties draw:stroke="solid" draw:stroke-dash="Dashed_20__28_var_29__20_726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8" style:family="graphic">
      <style:graphic-properties draw:stroke="solid" draw:stroke-dash="Dashed_20__28_var_29__20_726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9" style:family="graphic">
      <style:graphic-properties draw:stroke="solid" draw:stroke-dash="Dashed_20__28_var_29__20_726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0" style:family="graphic">
      <style:graphic-properties draw:stroke="solid" draw:stroke-dash="Dashed_20__28_var_29__20_726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1" style:family="graphic">
      <style:graphic-properties draw:stroke="solid" draw:stroke-dash="Dashed_20__28_var_29__20_726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2" style:family="graphic">
      <style:graphic-properties draw:stroke="solid" draw:stroke-dash="Dashed_20__28_var_29__20_726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3" style:family="graphic">
      <style:graphic-properties draw:stroke="solid" draw:stroke-dash="Dashed_20__28_var_29__20_726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4" style:family="graphic">
      <style:graphic-properties draw:stroke="solid" draw:stroke-dash="Dashed_20__28_var_29__20_727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5" style:family="graphic">
      <style:graphic-properties draw:stroke="solid" draw:stroke-dash="Dashed_20__28_var_29__20_727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6" style:family="graphic">
      <style:graphic-properties draw:stroke="solid" draw:stroke-dash="Dashed_20__28_var_29__20_727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7" style:family="graphic">
      <style:graphic-properties draw:stroke="solid" draw:stroke-dash="Dashed_20__28_var_29__20_727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8" style:family="graphic">
      <style:graphic-properties draw:stroke="solid" draw:stroke-dash="Dashed_20__28_var_29__20_727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9" style:family="graphic">
      <style:graphic-properties draw:stroke="none" draw:stroke-dash="Dashed_20__28_var_29__20_51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0" style:family="graphic">
      <style:graphic-properties draw:stroke="none" draw:stroke-dash="Dashed_20__28_var_29__20_51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42cm" fo:min-width="0.82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1" style:family="graphic">
      <style:graphic-properties draw:stroke="none" draw:stroke-dash="Dashed_20__28_var_29__20_51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2" style:family="graphic">
      <style:graphic-properties draw:stroke="none" draw:stroke-dash="Dashed_20__28_var_29__20_51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3" style:family="graphic">
      <style:graphic-properties draw:stroke="none" draw:stroke-dash="Dashed_20__28_var_29__20_517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4" style:family="graphic">
      <style:graphic-properties draw:stroke="none" draw:stroke-dash="Dashed_20__28_var_29__20_51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5" style:family="graphic">
      <style:graphic-properties draw:stroke="none" draw:stroke-dash="Dashed_20__28_var_29__20_517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6" style:family="graphic">
      <style:graphic-properties draw:stroke="none" draw:stroke-dash="Dashed_20__28_var_29__20_517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7" style:family="graphic">
      <style:graphic-properties draw:stroke="none" draw:stroke-dash="Dashed_20__28_var_29__20_517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8" style:family="graphic">
      <style:graphic-properties draw:stroke="solid" draw:stroke-dash="Dashed_20__28_var_29__20_7275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9" style:family="graphic">
      <style:graphic-properties draw:stroke="none" draw:stroke-dash="Dashed_20__28_var_29__20_7277" svg:stroke-width="0.019cm" svg:stroke-color="#3399ff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0" style:family="graphic">
      <style:graphic-properties draw:stroke="none" draw:stroke-dash="Dashed_20__28_var_29__20_7278" svg:stroke-width="0.019cm" svg:stroke-color="#ff660d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1" style:family="graphic">
      <style:graphic-properties draw:stroke="none" draw:stroke-dash="Dashed_20__28_var_29__20_7282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2" style:family="graphic">
      <style:graphic-properties draw:stroke="none" draw:stroke-dash="Dashed_20__28_var_29__20_7283" svg:stroke-width="0.041cm" svg:stroke-color="#bf33ff" draw:marker-start="" draw:marker-start-width="0.291cm" draw:marker-start-center="false" draw:marker-end="" draw:marker-end-width="0.291cm" draw:marker-end-center="false" draw:fill="none" draw:fill-color="#b3b3b3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13" style:family="graphic">
      <style:graphic-properties draw:stroke="none" draw:stroke-dash="Dashed_20__28_var_29__20_7284" svg:stroke-width="0.041cm" svg:stroke-color="#bf33ff" draw:marker-start="" draw:marker-start-width="0.291cm" draw:marker-start-center="false" draw:marker-end="" draw:marker-end-width="0.291cm" draw:marker-end-center="false" draw:fill="solid" draw:fill-color="#add9e0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14" style:family="graphic">
      <style:graphic-properties draw:stroke="none" draw:stroke-dash="Dashed_20__28_var_29__20_7285" svg:stroke-width="0.041cm" svg:stroke-color="#3399ff" draw:marker-start="" draw:marker-start-width="0.291cm" draw:marker-start-center="false" draw:marker-end="" draw:marker-end-width="0.291cm" draw:marker-end-center="false" draw:fill="solid" draw:fill-color="#ecf191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6" style:family="graphic">
      <style:graphic-properties draw:stroke="solid" draw:stroke-dash="Dashed_20__28_var_29__20_833" svg:stroke-width="0.041cm" svg:stroke-color="#d3802c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7" style:family="graphic">
      <style:graphic-properties draw:stroke="solid" draw:stroke-dash="Dashed_20__28_var_29__20_834" svg:stroke-width="0.041cm" svg:stroke-color="#d3802c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8" style:family="graphic">
      <style:graphic-properties draw:stroke="solid" draw:stroke-dash="Dashed_20__28_var_29__20_835" svg:stroke-width="0.041cm" svg:stroke-color="#d3802c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9" style:family="graphic">
      <style:graphic-properties draw:stroke="none" draw:stroke-dash="Dashed_20__28_var_29__20_836" svg:stroke-width="0.041cm" svg:stroke-color="#ff660d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0" style:family="graphic">
      <style:graphic-properties draw:stroke="none" draw:stroke-dash="Dashed_20__28_var_29__20_837" svg:stroke-width="0.041cm" svg:stroke-color="#ff660d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1" style:family="graphic">
      <style:graphic-properties draw:stroke="none" draw:stroke-dash="Dashed_20__28_var_29__20_838" svg:stroke-width="0.041cm" svg:stroke-color="#ff660d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6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2" style:family="graphic">
      <style:graphic-properties draw:stroke="none" draw:stroke-dash="Dashed_20__28_var_29__20_839" svg:stroke-width="0.041cm" svg:stroke-color="#ff660d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cm" fo:min-width="0.81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3" style:family="graphic">
      <style:graphic-properties draw:stroke="none" draw:stroke-dash="Dashed_20__28_var_29__20_840" svg:stroke-width="0.041cm" svg:stroke-color="#ff660d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2cm" fo:min-width="1.08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4" style:family="graphic">
      <style:graphic-properties draw:stroke="solid" svg:stroke-width="0.041cm" svg:stroke-color="#d3802c" draw:marker-start-width="0.076cm" draw:marker-start-center="false" draw:marker-end-width="0.076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6" style:family="graphic">
      <style:graphic-properties draw:stroke="solid" svg:stroke-width="0.03cm" svg:stroke-color="#0066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7" style:family="graphic">
      <style:graphic-properties draw:stroke="solid" svg:stroke-width="0.03cm" svg:stroke-color="#0066ff" draw:marker-start="Arrow_20_concave" draw:marker-start-width="0.259cm" draw:marker-start-center="false" draw:marker-end="Arrow_20_concave" draw:marker-end-width="0.259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8" style:family="graphic">
      <style:graphic-properties draw:stroke="solid" svg:stroke-width="0.03cm" svg:stroke-color="#0066ff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9" style:family="graphic">
      <style:graphic-properties draw:stroke="solid" draw:stroke-dash="Dashed_20__28_var_29__20_841" svg:stroke-width="0.041cm" svg:stroke-color="#1ca2b8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0" style:family="graphic">
      <style:graphic-properties draw:stroke="solid" draw:stroke-dash="Dashed_20__28_var_29__20_842" svg:stroke-width="0.041cm" svg:stroke-color="#1ca2b8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1" style:family="graphic">
      <style:graphic-properties draw:stroke="solid" draw:stroke-dash="Dashed_20__28_var_29__20_843" svg:stroke-width="0.041cm" svg:stroke-color="#1ca2b8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2" style:family="graphic">
      <style:graphic-properties draw:stroke="none" draw:stroke-dash="Dashed_20__28_var_29__20_844" svg:stroke-width="0.041cm" svg:stroke-color="#1ca2b8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8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3" style:family="graphic">
      <style:graphic-properties draw:stroke="none" draw:stroke-dash="Dashed_20__28_var_29__20_845" svg:stroke-width="0.041cm" svg:stroke-color="#1ca2b8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4" style:family="graphic">
      <style:graphic-properties draw:stroke="none" draw:stroke-dash="Dashed_20__28_var_29__20_846" svg:stroke-width="0.041cm" svg:stroke-color="#1ca2b8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5" style:family="graphic">
      <style:graphic-properties draw:stroke="solid" svg:stroke-width="0.041cm" svg:stroke-color="#1ca2b8" draw:marker-start-width="0.076cm" draw:marker-start-center="false" draw:marker-end-width="0.076cm" draw:marker-end-center="false" draw:fill="none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6" style:family="graphic">
      <style:graphic-properties draw:stroke="none" draw:stroke-dash="Dashed_20__28_var_29__20_847" svg:stroke-width="0.041cm" svg:stroke-color="#1ca2b8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9cm" fo:min-width="0.80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9" draw:name="Shape3_38" draw:style-name="gr18" draw:text-style-name="P114" svg:x1="11.746cm" svg:y1="1.404cm" svg:x2="21.998cm" svg:y2="1.411cm">
        <text:p/>
      </draw:line>
      <draw:frame text:anchor-type="page" text:anchor-page-number="1" draw:z-index="8" draw:name="Shape2_0" draw:style-name="gr19" draw:text-style-name="P125" svg:width="3.918cm" svg:height="1.031cm" draw:transform="rotate (0.0876155284501153) translate (0.137583333333333cm 0.342194444444444cm)">
        <draw:text-box>
          <text:p text:style-name="P114"><text:span text:style-name="T183">Fiche supplémentaire</text:span></text:p>
        </draw:text-box>
      </draw:frame>
      <draw:frame text:anchor-type="page" text:anchor-page-number="1" draw:z-index="7" draw:name="Shape2_1" draw:style-name="gr20" draw:text-style-name="P120" svg:width="3.857cm" svg:height="0.805cm" draw:transform="rotate (0.0872664625997165) translate (0.467430555555556cm 1.34055555555556cm)">
        <draw:text-box>
          <text:p text:style-name="P114"><text:span text:style-name="T182">Série 1</text:span></text:p>
        </draw:text-box>
      </draw:frame>
      <draw:path text:anchor-type="page" text:anchor-page-number="1" draw:z-index="6" draw:name="Shape1_3" draw:style-name="gr21" draw:text-style-name="P121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632181005" text:style-name="_5f_Numérotation_20_des_20_exercices">
          <text:list-item text:start-value="1">
            <text:h text:style-name="P111" text:outline-level="1" text:restart-numbering="true" text:start-value="1">Détermine la longueur du segment [AD] sachant que le périmètre du quadrilatère ABCD est de 28 cm.</text:h>
          </text:list-item>
        </text:list>
        <text:h text:style-name="_5f_Paragraphe" text:outline-level="1"><draw:g text:anchor-type="paragraph" draw:z-index="1" draw:name="Shape6" draw:style-name="gr215"><draw:frame draw:style-name="gr225" draw:text-style-name="P163" svg:width="2.5cm" svg:height="0.9cm" draw:transform="rotate (0.0869173967493176) translate (2.51706944444444cm 0.419805555555556cm)"><draw:text-box><text:p text:style-name="P162"><text:span text:style-name="T192">……</text:span><text:span text:style-name="T192">.</text:span><text:span text:style-name="T193"> cm</text:span></text:p></draw:text-box></draw:frame><draw:frame draw:style-name="gr225" draw:text-style-name="P163" svg:width="2.4cm" svg:height="0.9cm" draw:transform="rotate (-1.18874375353334) translate (6.55108333333333cm 0.853722222222222cm)"><draw:text-box><text:p text:style-name="P162"><text:span text:style-name="T193">4,1 cm</text:span></text:p></draw:text-box></draw:frame><draw:frame draw:style-name="gr225" draw:text-style-name="P164" svg:width="2.502cm" svg:height="0.9cm" svg:x="5.316cm" svg:y="0.316cm"><draw:text-box><text:p text:style-name="P162"><text:span text:style-name="T194">A</text:span></text:p></draw:text-box></draw:frame><draw:frame draw:style-name="gr225" draw:text-style-name="P164" svg:width="2.5cm" svg:height="0.9cm" draw:transform="rotate (0.00855211333477222) translate (6.11716666666667cm 2.53470833333333cm)"><draw:text-box><text:p text:style-name="P162"><text:span text:style-name="T194">B</text:span></text:p></draw:text-box></draw:frame><draw:frame draw:style-name="gr225" draw:text-style-name="P164" svg:width="2.502cm" svg:height="0.9cm" svg:x="2.016cm" svg:y="2.817cm"><draw:text-box><text:p text:style-name="P162"><text:span text:style-name="T194">C</text:span></text:p></draw:text-box></draw:frame><draw:frame draw:style-name="gr225" draw:text-style-name="P163" svg:width="2.5cm" svg:height="0.9cm" draw:transform="rotate (0.101752695391269) translate (4.01461111111111cm 3.27025cm)"><draw:text-box><text:p text:style-name="P162"><text:span text:style-name="T193">7 cm</text:span></text:p></draw:text-box></draw:frame><draw:line draw:style-name="gr226" draw:text-style-name="P165" svg:x1="2.217cm" svg:y1="1.314cm" svg:x2="5.617cm" svg:y2="1.014cm"><text:p/></draw:line><draw:line draw:style-name="gr226" draw:text-style-name="P165" svg:x1="6.217cm" svg:y1="2.714cm" svg:x2="5.617cm" svg:y2="1.014cm"><text:p/></draw:line><draw:line draw:style-name="gr226" draw:text-style-name="P165" svg:x1="2.715cm" svg:y1="3.118cm" svg:x2="6.215cm" svg:y2="2.718cm"><text:p/></draw:line><draw:line draw:style-name="gr227" draw:text-style-name="P165" svg:x1="2.117cm" svg:y1="1.016cm" svg:x2="5.417cm" svg:y2="0.716cm"><text:p/></draw:line><draw:line draw:style-name="gr227" draw:text-style-name="P165" svg:x1="5.917cm" svg:y1="0.917cm" svg:x2="6.517cm" svg:y2="2.617cm"><text:p/></draw:line><draw:line draw:style-name="gr227" draw:text-style-name="P165" svg:x1="2.715cm" svg:y1="3.516cm" svg:x2="6.315cm" svg:y2="3.116cm"><text:p/></draw:line><draw:line draw:style-name="gr226" draw:text-style-name="P165" svg:x1="2.217cm" svg:y1="1.316cm" svg:x2="2.717cm" svg:y2="3.116cm"><text:p/></draw:line><draw:frame draw:style-name="gr225" draw:text-style-name="P164" svg:width="2.5cm" svg:height="0.9cm" svg:x="1.517cm" svg:y="1.016cm"><draw:text-box><text:p text:style-name="P162"><text:span text:style-name="T194">D</text:span></text:p></draw:text-box></draw:frame><draw:custom-shape draw:style-name="gr228" draw:text-style-name="P166" svg:width="0.301cm" svg:height="0.301cm" svg:x="2.318cm" svg:y="2.1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8" draw:text-style-name="P166" svg:width="0.301cm" svg:height="0.301cm" svg:x="5.717cm" svg:y="1.6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95950262295948" text:continue-numbering="true" text:style-name="_5f_Numérotation_20_des_20_exercices">
          <text:list-item>
            <text:h text:style-name="_5f_Titre_5f_Exercices_5f_sans_5f_Titre" text:outline-level="1"><text:s/>Avec un codage</text:h>
          </text:list-item>
        </text:list>
        <text:h text:style-name="_5f_Paragraphe" text:outline-level="1">Donne la nature de chaque triangle en justifiant puis calcule son périmètre.</text:h>
        <text:h text:style-name="_5f_Paragraphe" text:outline-level="1"><draw:g text:anchor-type="paragraph" draw:z-index="2" draw:name="Shape15" draw:style-name="gr215"><draw:line draw:style-name="gr216" draw:text-style-name="P158" svg:x1="3.615cm" svg:y1="0.205cm" svg:x2="1.536cm" svg:y2="1.036cm"><text:p/></draw:line><draw:line draw:style-name="gr217" draw:text-style-name="P158" svg:x1="2.99cm" svg:y1="1.661cm" svg:x2="3.615cm" svg:y2="0.205cm"><text:p/></draw:line><draw:line draw:style-name="gr218" draw:text-style-name="P158" svg:x1="2.99cm" svg:y1="1.659cm" svg:x2="1.536cm" svg:y2="1.034cm"><text:p/></draw:line><draw:frame draw:style-name="gr219" draw:text-style-name="P159" svg:width="0.227cm" svg:height="0.414cm" svg:x="3.658cm" svg:y="0.03cm"><draw:text-box><text:p text:style-name="P136"><text:span text:style-name="T190">E</text:span></text:p></draw:text-box></draw:frame><draw:frame draw:style-name="gr220" draw:text-style-name="P159" svg:width="0.249cm" svg:height="0.414cm" svg:x="1.291cm" svg:y="0.88cm"><draw:text-box><text:p text:style-name="P136"><text:span text:style-name="T190">R</text:span></text:p></draw:text-box></draw:frame><draw:frame draw:style-name="gr221" draw:text-style-name="P159" svg:width="0.262cm" svg:height="0.414cm" svg:x="2.924cm" svg:y="1.67cm"><draw:text-box><text:p text:style-name="P136"><text:span text:style-name="T190">U</text:span></text:p></draw:text-box></draw:frame><draw:frame draw:style-name="gr222" draw:text-style-name="P160" svg:width="0.817cm" svg:height="0.371cm" draw:transform="rotate (0.357268897883239) translate (2.13077777777778cm 0.418041666666667cm)"><draw:text-box><text:p text:style-name="P136"><text:span text:style-name="T191">6 cm</text:span></text:p></draw:text-box></draw:frame><draw:frame draw:style-name="gr223" draw:text-style-name="P160" svg:width="1.087cm" svg:height="0.373cm" draw:transform="rotate (-1.9690804621) translate (3.921125cm 0.707319444444445cm)"><draw:text-box><text:p text:style-name="P136"><text:span text:style-name="T191">4,6 cm</text:span></text:p></draw:text-box></draw:frame><draw:line draw:style-name="gr224" draw:text-style-name="P161" svg:x1="2.157cm" svg:y1="1.428cm" svg:x2="2.346cm" svg:y2="1.295cm"><text:p/></draw:line><draw:line draw:style-name="gr224" draw:text-style-name="P161" svg:x1="3.38cm" svg:y1="1.052cm" svg:x2="3.154cm" svg:y2="1.004cm"><text:p/></draw:line></draw:g><draw:g text:anchor-type="paragraph" draw:z-index="0" draw:name="Shape16" draw:style-name="gr215"><draw:line draw:style-name="gr229" draw:text-style-name="P158" svg:x1="6.948cm" svg:y1="2.022cm" svg:x2="6.373cm" svg:y2="0.432cm"><text:p/></draw:line><draw:line draw:style-name="gr230" draw:text-style-name="P158" svg:x1="6.943cm" svg:y1="2.026cm" svg:x2="5.29cm" svg:y2="1.73cm"><text:p/></draw:line><draw:line draw:style-name="gr231" draw:text-style-name="P158" svg:x1="6.373cm" svg:y1="0.432cm" svg:x2="5.29cm" svg:y2="1.727cm"><text:p/></draw:line><draw:frame draw:style-name="gr232" draw:text-style-name="P167" svg:width="0.285cm" svg:height="0.414cm" svg:x="7.031cm" svg:y="1.917cm"><draw:text-box><text:p text:style-name="P139"><text:span text:style-name="T190">B</text:span></text:p></draw:text-box></draw:frame><draw:frame draw:style-name="gr233" draw:text-style-name="P167" svg:width="0.246cm" svg:height="0.414cm" svg:x="6.292cm" svg:y="0.067cm"><draw:text-box><text:p text:style-name="P139"><text:span text:style-name="T190">A</text:span></text:p></draw:text-box></draw:frame><draw:frame draw:style-name="gr234" draw:text-style-name="P167" svg:width="0.251cm" svg:height="0.414cm" svg:x="5.024cm" svg:y="1.57cm"><draw:text-box><text:p text:style-name="P139"><text:span text:style-name="T190">C</text:span></text:p></draw:text-box></draw:frame><draw:circle draw:style-name="gr235" draw:text-style-name="P168" svg:width="0.154cm" svg:height="0.154cm" svg:x="5.735cm" svg:y="1.048cm"><text:p/></draw:circle><draw:ellipse draw:style-name="gr235" draw:text-style-name="P168" svg:width="0.158cm" svg:height="0.156cm" svg:x="6.601cm" svg:y="1.208cm"><text:p/></draw:ellipse><draw:ellipse draw:style-name="gr235" draw:text-style-name="P168" svg:width="0.156cm" svg:height="0.154cm" svg:x="6.038cm" svg:y="1.794cm"><text:p/></draw:ellipse><draw:frame draw:style-name="gr236" draw:text-style-name="P160" svg:width="0.803cm" svg:height="0.38cm" draw:transform="rotate (-1.20951317163207) translate (6.97441666666667cm 0.855486111111111cm)"><draw:text-box><text:p text:style-name="P136"><text:span text:style-name="T191">5 cm</text:span></text:p></draw:text-box></draw:fram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p text:style-name="P110"><text:span text:style-name="_5f_pointillés_20_gris"><text:span text:style-name="T180">RUE : </text:span></text:span><text:span text:style-name="_5f_pointillés_20_gris">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P110"><text:span text:style-name="_5f_pointillés_20_gris"><text:span text:style-name="T180">ABC </text:span></text:span><text:span text:style-name="_5f_pointillés_20_gris">:………………………………………………………….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P103"/>
        <text:list xml:id="list95949521530921" text:continue-numbering="true" text:style-name="_5f_Numérotation_20_des_20_exercices">
          <text:list-item>
            <text:h text:style-name="P112" text:outline-level="1">Observe attentivement l’unité de longueur <text:line-break/>(1 u.l.) puis détermine le périmètre, en unités de longueur, de chaque figure.</text:h>
          </text:list-item>
        </text:list>
        <text:h text:style-name="_5f_Paragraphe" text:outline-level="1"><draw:g text:anchor-type="char" draw:z-index="3" draw:name="Shape12_0" draw:style-name="gr105"><draw:polygon draw:style-name="gr162" draw:text-style-name="P141" svg:width="1.983cm" svg:height="1.334cm" svg:x="2.779cm" svg:y="3.427cm" svg:viewBox="0 0 1984 1335" draw:points="0,1335 0,0 1132,0 1132,534 1984,534 1984,800 283,800 283,1335"><text:p/></draw:polygon><draw:polygon draw:style-name="gr163" draw:text-style-name="P142" svg:width="1.131cm" svg:height="2.666cm" svg:x="0.799cm" svg:y="2.073cm" svg:viewBox="0 0 1132 2667" draw:points="283,0 849,0 849,800 1132,800 1132,1066 849,1066 849,1867 1132,1867 1132,2135 849,2135 849,2667 0,2667 0,2401 283,2401 283,1601 0,1601 0,1335 283,1335 283,534 0,534 0,267 283,267"><text:p/></draw:polygon><draw:polygon draw:style-name="gr164" draw:text-style-name="P143" svg:width="1.131cm" svg:height="1.065cm" svg:x="7.59cm" svg:y="3.152cm" svg:viewBox="0 0 1132 1066" draw:points="0,0 0,532 281,532 281,800 567,800 567,1066 1132,1066 1132,532 849,532 849,264 567,264 567,0"><text:p/></draw:polygon><draw:polygon draw:style-name="gr165" draw:text-style-name="P143" svg:width="1.983cm" svg:height="1.335cm" svg:x="2.787cm" svg:y="3.413cm" svg:viewBox="0 0 1984 1336" draw:points="0,0 1132,0 1132,265 1132,534 1984,534 1984,800 284,800 284,1336 0,1336"><text:p/></draw:polygon><draw:polygon draw:style-name="gr166" draw:text-style-name="P144" svg:width="1.131cm" svg:height="1.6cm" svg:x="5.618cm" svg:y="3.149cm" svg:viewBox="0 0 1132 1601" draw:points="281,0 849,0 849,1066 1132,1066 1132,1334 565,1334 565,1601 0,1601 0,1066 281,1066"><text:p/></draw:polygon><draw:polygon draw:style-name="gr167" draw:text-style-name="P145" svg:width="1.699cm" svg:height="1.599cm" svg:x="7.052cm" svg:y="0.455cm" svg:viewBox="0 0 1700 1600" draw:points="568,0 568,532 0,532 0,1066 568,1066 568,1600 1132,1600 1132,1066 1700,1066 1700,532 1132,532 1132,0"><text:p/></draw:polygon><draw:polygon draw:style-name="gr168" draw:text-style-name="P146" svg:width="1.699cm" svg:height="2.132cm" svg:x="4.766cm" svg:y="0.473cm" svg:viewBox="0 0 1700 2133" draw:points="0,0 1700,0 1700,532 1132,532 1132,2133 567,2133 567,532 0,532"><text:p/></draw:polygon><draw:polygon draw:style-name="gr169" draw:text-style-name="P147" svg:width="1.699cm" svg:height="2.132cm" svg:x="2.503cm" svg:y="0.476cm" svg:viewBox="0 0 1700 2133" draw:points="0,0 1132,0 1132,1600 1700,1600 1700,2133 567,2133 567,532 0,532"><text:p/></draw:polygon><draw:polygon draw:style-name="gr170" draw:text-style-name="P148" svg:width="1.131cm" svg:height="1.065cm" svg:x="0.806cm" svg:y="0.476cm" svg:viewBox="0 0 1132 1066" draw:points="1132,0 1132,1066 0,1066 0,0"><text:p/></draw:polygon><draw:line draw:style-name="gr171" draw:text-style-name="P149" svg:x1="0.237cm" svg:y1="5.281cm" svg:x2="9.302cm" svg:y2="5.281cm"><text:p/></draw:line><draw:line draw:style-name="gr172" draw:text-style-name="P149" svg:x1="0.237cm" svg:y1="4.747cm" svg:x2="9.302cm" svg:y2="4.747cm"><text:p/></draw:line><draw:line draw:style-name="gr173" draw:text-style-name="P149" svg:x1="0.237cm" svg:y1="4.212cm" svg:x2="9.302cm" svg:y2="4.212cm"><text:p/></draw:line><draw:line draw:style-name="gr174" draw:text-style-name="P149" svg:x1="0.237cm" svg:y1="3.681cm" svg:x2="9.302cm" svg:y2="3.681cm"><text:p/></draw:line><draw:line draw:style-name="gr175" draw:text-style-name="P149" svg:x1="0.237cm" svg:y1="3.149cm" svg:x2="9.302cm" svg:y2="3.149cm"><text:p/></draw:line><draw:line draw:style-name="gr176" draw:text-style-name="P149" svg:x1="0.237cm" svg:y1="2.611cm" svg:x2="9.302cm" svg:y2="2.611cm"><text:p/></draw:line><draw:line draw:style-name="gr177" draw:text-style-name="P149" svg:x1="0.237cm" svg:y1="2.073cm" svg:x2="9.302cm" svg:y2="2.073cm"><text:p/></draw:line><draw:line draw:style-name="gr178" draw:text-style-name="P149" svg:x1="0.237cm" svg:y1="1.548cm" svg:x2="9.302cm" svg:y2="1.548cm"><text:p/></draw:line><draw:line draw:style-name="gr179" draw:text-style-name="P149" svg:x1="0.237cm" svg:y1="1.01cm" svg:x2="9.302cm" svg:y2="1.01cm"><text:p/></draw:line><draw:line draw:style-name="gr180" draw:text-style-name="P149" svg:x1="0.237cm" svg:y1="0.476cm" svg:x2="9.302cm" svg:y2="0.476cm"><text:p/></draw:line><draw:line draw:style-name="gr181" draw:text-style-name="P149" svg:x1="0.237cm" svg:y1="-0.058cm" svg:x2="9.302cm" svg:y2="-0.058cm"><text:p/></draw:line><draw:line draw:style-name="gr182" draw:text-style-name="P149" svg:x1="0.237cm" svg:y1="-0.058cm" svg:x2="0.237cm" svg:y2="5.277cm"><text:p/></draw:line><draw:line draw:style-name="gr183" draw:text-style-name="P149" svg:x1="0.806cm" svg:y1="-0.058cm" svg:x2="0.806cm" svg:y2="5.277cm"><text:p/></draw:line><draw:line draw:style-name="gr184" draw:text-style-name="P149" svg:x1="1.367cm" svg:y1="-0.058cm" svg:x2="1.367cm" svg:y2="5.277cm"><text:p/></draw:line><draw:line draw:style-name="gr185" draw:text-style-name="P149" svg:x1="1.935cm" svg:y1="-0.058cm" svg:x2="1.935cm" svg:y2="5.277cm"><text:p/></draw:line><draw:line draw:style-name="gr186" draw:text-style-name="P149" svg:x1="2.503cm" svg:y1="-0.058cm" svg:x2="2.503cm" svg:y2="5.277cm"><text:p/></draw:line><draw:line draw:style-name="gr187" draw:text-style-name="P149" svg:x1="3.071cm" svg:y1="-0.058cm" svg:x2="3.071cm" svg:y2="5.277cm"><text:p/></draw:line><draw:line draw:style-name="gr188" draw:text-style-name="P149" svg:x1="3.636cm" svg:y1="-0.058cm" svg:x2="3.636cm" svg:y2="5.277cm"><text:p/></draw:line><draw:line draw:style-name="gr189" draw:text-style-name="P149" svg:x1="4.206cm" svg:y1="-0.058cm" svg:x2="4.206cm" svg:y2="5.277cm"><text:p/></draw:line><draw:line draw:style-name="gr190" draw:text-style-name="P149" svg:x1="4.766cm" svg:y1="-0.058cm" svg:x2="4.766cm" svg:y2="5.277cm"><text:p/></draw:line><draw:line draw:style-name="gr191" draw:text-style-name="P149" svg:x1="5.334cm" svg:y1="-0.058cm" svg:x2="5.334cm" svg:y2="5.277cm"><text:p/></draw:line><draw:line draw:style-name="gr192" draw:text-style-name="P149" svg:x1="5.902cm" svg:y1="-0.058cm" svg:x2="5.902cm" svg:y2="5.277cm"><text:p/></draw:line><draw:line draw:style-name="gr193" draw:text-style-name="P149" svg:x1="6.47cm" svg:y1="-0.058cm" svg:x2="6.47cm" svg:y2="5.277cm"><text:p/></draw:line><draw:line draw:style-name="gr194" draw:text-style-name="P149" svg:x1="7.037cm" svg:y1="-0.058cm" svg:x2="7.037cm" svg:y2="5.277cm"><text:p/></draw:line><draw:line draw:style-name="gr195" draw:text-style-name="P149" svg:x1="7.606cm" svg:y1="-0.058cm" svg:x2="7.606cm" svg:y2="5.277cm"><text:p/></draw:line><draw:line draw:style-name="gr196" draw:text-style-name="P149" svg:x1="8.172cm" svg:y1="-0.058cm" svg:x2="8.172cm" svg:y2="5.277cm"><text:p/></draw:line><draw:line draw:style-name="gr197" draw:text-style-name="P149" svg:x1="8.733cm" svg:y1="-0.058cm" svg:x2="8.733cm" svg:y2="5.277cm"><text:p/></draw:line><draw:line draw:style-name="gr198" draw:text-style-name="P149" svg:x1="9.301cm" svg:y1="-0.058cm" svg:x2="9.301cm" svg:y2="5.277cm"><text:p/></draw:line><draw:frame draw:style-name="gr199" draw:text-style-name="P151" svg:width="1.415cm" svg:height="0.525cm" svg:x="1.069cm" svg:y="0.501cm"><draw:text-box><text:p text:style-name="P150"><text:span text:style-name="T188">fig.1</text:span></text:p></draw:text-box></draw:frame><draw:frame draw:style-name="gr200" draw:text-style-name="P153" svg:width="0.826cm" svg:height="0.421cm" svg:x="1.811cm" svg:y="4.593cm"><draw:text-box><text:p text:style-name="P152"><text:span text:style-name="T189">1 u.l.</text:span></text:p></draw:text-box></draw:frame><draw:frame draw:style-name="gr201" draw:text-style-name="P151" svg:width="1.417cm" svg:height="0.525cm" svg:x="7.847cm" svg:y="4.235cm"><draw:text-box><text:p text:style-name="P150"><text:span text:style-name="T188">fig.8</text:span></text:p></draw:text-box></draw:frame><draw:frame draw:style-name="gr202" draw:text-style-name="P151" svg:width="1.424cm" svg:height="0.525cm" svg:x="5.618cm" svg:y="4.768cm"><draw:text-box><text:p text:style-name="P150"><text:span text:style-name="T188">fig.7</text:span></text:p></draw:text-box></draw:frame><draw:frame draw:style-name="gr203" draw:text-style-name="P151" svg:width="1.419cm" svg:height="0.525cm" svg:x="3.101cm" svg:y="3.787cm"><draw:text-box><text:p text:style-name="P150"><text:span text:style-name="T188">fig.6</text:span></text:p></draw:text-box></draw:frame><draw:frame draw:style-name="gr204" draw:text-style-name="P151" svg:width="1.422cm" svg:height="0.525cm" svg:x="7.593cm" svg:y="1.032cm"><draw:text-box><text:p text:style-name="P150"><text:span text:style-name="T188">fig.4</text:span></text:p></draw:text-box></draw:frame><draw:frame draw:style-name="gr205" draw:text-style-name="P151" svg:width="1.424cm" svg:height="0.523cm" svg:x="0.957cm" svg:y="3.316cm"><draw:text-box><text:p text:style-name="P150"><text:span text:style-name="T188">fig.5</text:span></text:p></draw:text-box></draw:frame><draw:frame draw:style-name="gr206" draw:text-style-name="P151" svg:width="1.421cm" svg:height="0.525cm" svg:x="5.249cm" svg:y="0.501cm"><draw:text-box><text:p text:style-name="P150"><text:span text:style-name="T188">fig.3</text:span></text:p></draw:text-box></draw:frame><draw:frame draw:style-name="gr207" draw:text-style-name="P151" svg:width="1.417cm" svg:height="0.525cm" svg:x="2.63cm" svg:y="0.475cm"><draw:text-box><text:p text:style-name="P150"><text:span text:style-name="T188">fig.2</text:span></text:p></draw:text-box></draw:frame><draw:line draw:style-name="gr208" draw:text-style-name="P154" svg:x1="1.935cm" svg:y1="5.171cm" svg:x2="2.498cm" svg:y2="5.171cm"><text:p/></draw:line><draw:polygon draw:style-name="gr209" draw:text-style-name="P155" svg:width="1.131cm" svg:height="1.065cm" svg:x="0.806cm" svg:y="0.476cm" svg:viewBox="0 0 1132 1066" draw:points="0,0 1132,0 1132,1066 0,1066"><text:p/></draw:polygon><draw:polygon draw:style-name="gr210" draw:text-style-name="P155" svg:width="1.699cm" svg:height="2.134cm" svg:x="2.503cm" svg:y="0.476cm" svg:viewBox="0 0 1700 2135" draw:points="0,0 1132,0 1132,1601 1700,1601 1700,2135 567,2135 567,534 0,534"><text:p/></draw:polygon><draw:polygon draw:style-name="gr211" draw:text-style-name="P155" svg:width="1.699cm" svg:height="2.134cm" svg:x="4.766cm" svg:y="0.476cm" svg:viewBox="0 0 1700 2135" draw:points="0,0 1700,0 1700,534 1132,534 1132,2135 567,2135 567,534 0,534"><text:p/></draw:polygon><draw:polygon draw:style-name="gr212" draw:text-style-name="P155" svg:width="1.699cm" svg:height="1.6cm" svg:x="7.035cm" svg:y="0.476cm" svg:viewBox="0 0 1700 1601" draw:points="567,0 1132,0 1132,534 1700,534 1700,1066 1132,1066 1132,1601 567,1601 567,1066 0,1066 0,534 567,534"><text:p/></draw:polygon><draw:polygon draw:style-name="gr213" draw:text-style-name="P156" svg:width="1.131cm" svg:height="1.6cm" svg:x="5.63cm" svg:y="3.146cm" svg:viewBox="0 0 1132 1601" draw:points="283,0 849,0 849,1066 1132,1066 1132,1335 567,1335 567,1601 0,1601 0,1066 283,1066"><text:p/></draw:polygon><draw:polygon draw:style-name="gr214" draw:text-style-name="P157" svg:width="1.131cm" svg:height="1.065cm" svg:x="7.606cm" svg:y="3.149cm" svg:viewBox="0 0 1132 1066" draw:points="0,0 567,0 567,266 849,266 849,534 1132,534 1132,1066 567,1066 567,799 283,799 283,534 0,534"><text:p/></draw:polygon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able:table table:name="Table1" table:style-name="Table1">
          <table:table-column table:style-name="Table1.A"/>
          <table:table-column table:style-name="Table1.B" table:number-columns-repeated="8"/>
          <table:table-row table:style-name="Table1.1">
            <table:table-cell table:style-name="Table1.A1" office:value-type="string">
              <text:h text:style-name="_5f_Tableau_5f_Centré_5f_Gras" text:outline-level="1">Figure</text:h>
            </table:table-cell>
            <table:table-cell table:style-name="Table1.B1" office:value-type="float" office:value="1">
              <text:h text:style-name="_5f_Tableau_5f_Centré_5f_Gras" text:outline-level="1">1</text:h>
            </table:table-cell>
            <table:table-cell table:style-name="Table1.B1" office:value-type="float" office:value="2">
              <text:h text:style-name="_5f_Tableau_5f_Centré_5f_Gras" text:outline-level="1">2</text:h>
            </table:table-cell>
            <table:table-cell table:style-name="Table1.B1" office:value-type="float" office:value="3">
              <text:h text:style-name="_5f_Tableau_5f_Centré_5f_Gras" text:outline-level="1">3</text:h>
            </table:table-cell>
            <table:table-cell table:style-name="Table1.B1" office:value-type="float" office:value="4">
              <text:h text:style-name="_5f_Tableau_5f_Centré_5f_Gras" text:outline-level="1">4</text:h>
            </table:table-cell>
            <table:table-cell table:style-name="Table1.B1" office:value-type="float" office:value="5">
              <text:h text:style-name="_5f_Tableau_5f_Centré_5f_Gras" text:outline-level="1">5</text:h>
            </table:table-cell>
            <table:table-cell table:style-name="Table1.B1" office:value-type="float" office:value="6">
              <text:h text:style-name="_5f_Tableau_5f_Centré_5f_Gras" text:outline-level="1">6</text:h>
            </table:table-cell>
            <table:table-cell table:style-name="Table1.B1" office:value-type="float" office:value="7">
              <text:h text:style-name="_5f_Tableau_5f_Centré_5f_Gras" text:outline-level="1">7</text:h>
            </table:table-cell>
            <table:table-cell table:style-name="Table1.I1" office:value-type="float" office:value="8">
              <text:h text:style-name="P104" text:outline-level="1">8</text:h>
            </table:table-cell>
          </table:table-row>
          <table:table-row table:style-name="Table1.1">
            <table:table-cell table:style-name="Table1.A2" office:value-type="string">
              <text:h text:style-name="_5f_Tableau_5f_Centré_5f_Gras" text:outline-level="1">Périmètre<text:line-break/>exprimé en u.l.</text:h>
            </table:table-cell>
            <table:table-cell table:style-name="Table1.B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1.C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1.D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1.E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1.F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1.G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1.H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1.I2" office:value-type="string">
              <text:p text:style-name="Standard"><text:span text:style-name="_5f_pointillés_20_gris">…</text:span>..</text:p>
            </table:table-cell>
          </table:table-row>
        </table:table>
        <text:list xml:id="list95949843071776" text:continue-numbering="true" text:style-name="_5f_Numérotation_20_des_20_exercices">
          <text:list-item>
            <text:h text:style-name="_5f_Titre_5f_Exercices_5f_sans_5f_Titre" text:outline-level="1">Avec un quadrillage (bis)</text:h>
          </text:list-item>
        </text:list>
        <text:h text:style-name="_5f_Paragraphe" text:outline-level="1">Observe attentivement l'unité de longueur (1 u.l.) puis détermine le périmètre, en unités de longueur, de chaque figure.</text:h>
        <text:h text:style-name="_5f_Paragraphe" text:outline-level="1"><draw:g text:anchor-type="char" draw:z-index="4" draw:name="Shape13_0" draw:style-name="gr105"><draw:polygon draw:style-name="gr106" draw:text-style-name="P132" svg:width="1.323cm" svg:height="2.294cm" svg:x="1.284cm" svg:y="0.441cm" svg:viewBox="0 0 1324 2295" draw:points="663,0 0,1147 663,2295 1324,1149"><text:p/></draw:polygon><draw:polygon draw:style-name="gr107" draw:text-style-name="P133" svg:width="1.99cm" svg:height="2.295cm" svg:x="3.27cm" svg:y="0.449cm" svg:viewBox="0 0 1991 2296" draw:points="0,0 1329,0 1991,1148 1328,2293 5,2296 665,1148"><text:p/></draw:polygon><draw:polygon draw:style-name="gr108" draw:text-style-name="P134" svg:width="0.664cm" svg:height="1.141cm" svg:x="7.895cm" svg:y="2.154cm" svg:viewBox="0 0 665 1142" draw:points="331,0 0,572 331,1142 665,572"><text:p/></draw:polygon><draw:polygon draw:style-name="gr109" draw:text-style-name="P132" svg:width="1.983cm" svg:height="1.717cm" svg:x="5.916cm" svg:y="0.434cm" svg:viewBox="0 0 1984 1718" draw:points="0,2 1984,0 992,1718"><text:p/></draw:polygon><draw:polygon draw:style-name="gr110" draw:text-style-name="P132" svg:width="2.318cm" svg:height="1.148cm" svg:x="4.921cm" svg:y="3.295cm" svg:viewBox="0 0 2319 1149" draw:points="0,0 328,578 0,1149 1991,1149 2319,578 1981,0"><text:p/></draw:polygon><draw:polygon draw:style-name="gr111" draw:text-style-name="P134" svg:width="1.32cm" svg:height="1.148cm" svg:x="2.598cm" svg:y="3.302cm" svg:viewBox="0 0 1321 1149" draw:points="0,575 331,1149 992,1149 1321,578 985,0 331,0"><text:p/></draw:polygon><draw:line draw:style-name="gr112" draw:text-style-name="P135" svg:x1="0.459cm" svg:y1="0.434cm" svg:x2="9.061cm" svg:y2="0.434cm"><text:p/></draw:line><draw:line draw:style-name="gr113" draw:text-style-name="P135" svg:x1="0.457cm" svg:y1="1.002cm" svg:x2="9.062cm" svg:y2="1.002cm"><text:p/></draw:line><draw:line draw:style-name="gr114" draw:text-style-name="P135" svg:x1="0.457cm" svg:y1="4.445cm" svg:x2="9.062cm" svg:y2="4.445cm"><text:p/></draw:line><draw:line draw:style-name="gr115" draw:text-style-name="P135" svg:x1="0.459cm" svg:y1="1.577cm" svg:x2="9.061cm" svg:y2="1.577cm"><text:p/></draw:line><draw:line draw:style-name="gr116" draw:text-style-name="P135" svg:x1="0.459cm" svg:y1="2.154cm" svg:x2="9.061cm" svg:y2="2.154cm"><text:p/></draw:line><draw:line draw:style-name="gr117" draw:text-style-name="P135" svg:x1="0.459cm" svg:y1="2.727cm" svg:x2="9.061cm" svg:y2="2.727cm"><text:p/></draw:line><draw:line draw:style-name="gr118" draw:text-style-name="P135" svg:x1="0.457cm" svg:y1="3.295cm" svg:x2="9.062cm" svg:y2="3.295cm"><text:p/></draw:line><draw:line draw:style-name="gr119" draw:text-style-name="P135" svg:x1="0.459cm" svg:y1="3.871cm" svg:x2="9.061cm" svg:y2="3.871cm"><text:p/></draw:line><draw:line draw:style-name="gr120" draw:text-style-name="P135" svg:x1="8.705cm" svg:y1="4.779cm" svg:x2="9.061cm" svg:y2="4.165cm"><text:p/></draw:line><draw:line draw:style-name="gr121" draw:text-style-name="P135" svg:x1="8.045cm" svg:y1="4.775cm" svg:x2="9.064cm" svg:y2="3.006cm"><text:p/></draw:line><draw:line draw:style-name="gr122" draw:text-style-name="P135" svg:x1="7.38cm" svg:y1="4.781cm" svg:x2="9.062cm" svg:y2="1.868cm"><text:p/></draw:line><draw:line draw:style-name="gr123" draw:text-style-name="P135" svg:x1="6.745cm" svg:y1="4.735cm" svg:x2="9.062cm" svg:y2="0.72cm"><text:p/></draw:line><draw:line draw:style-name="gr124" draw:text-style-name="P135" svg:x1="6.055cm" svg:y1="4.776cm" svg:x2="8.728cm" svg:y2="0.138cm"><text:p/></draw:line><draw:line draw:style-name="gr125" draw:text-style-name="P135" svg:x1="5.394cm" svg:y1="4.776cm" svg:x2="8.067cm" svg:y2="0.138cm"><text:p/></draw:line><draw:line draw:style-name="gr126" draw:text-style-name="P135" svg:x1="4.731cm" svg:y1="4.776cm" svg:x2="7.406cm" svg:y2="0.138cm"><text:p/></draw:line><draw:line draw:style-name="gr127" draw:text-style-name="P135" svg:x1="4.07cm" svg:y1="4.776cm" svg:x2="6.745cm" svg:y2="0.138cm"><text:p/></draw:line><draw:line draw:style-name="gr128" draw:text-style-name="P135" svg:x1="2.752cm" svg:y1="4.776cm" svg:x2="5.425cm" svg:y2="0.138cm"><text:p/></draw:line><draw:line draw:style-name="gr129" draw:text-style-name="P135" svg:x1="0.457cm" svg:y1="3.006cm" svg:x2="2.113cm" svg:y2="0.138cm"><text:p/></draw:line><draw:line draw:style-name="gr130" draw:text-style-name="P135" svg:x1="0.457cm" svg:y1="4.159cm" svg:x2="2.776cm" svg:y2="0.138cm"><text:p/></draw:line><draw:line draw:style-name="gr131" draw:text-style-name="P135" svg:x1="0.762cm" svg:y1="4.776cm" svg:x2="3.437cm" svg:y2="0.138cm"><text:p/></draw:line><draw:line draw:style-name="gr132" draw:text-style-name="P135" svg:x1="1.42cm" svg:y1="4.776cm" svg:x2="4.093cm" svg:y2="0.138cm"><text:p/></draw:line><draw:line draw:style-name="gr133" draw:text-style-name="P135" svg:x1="2.087cm" svg:y1="4.776cm" svg:x2="4.762cm" svg:y2="0.138cm"><text:p/></draw:line><draw:line draw:style-name="gr134" draw:text-style-name="P135" svg:x1="3.413cm" svg:y1="4.776cm" svg:x2="6.086cm" svg:y2="0.138cm"><text:p/></draw:line><draw:line draw:style-name="gr135" draw:text-style-name="P135" svg:x1="0.457cm" svg:y1="0.717cm" svg:x2="0.791cm" svg:y2="0.138cm"><text:p/></draw:line><draw:line draw:style-name="gr136" draw:text-style-name="P135" svg:x1="0.457cm" svg:y1="1.858cm" svg:x2="1.451cm" svg:y2="0.138cm"><text:p/></draw:line><draw:line draw:style-name="gr137" draw:text-style-name="P135" svg:x1="6.412cm" svg:y1="0.138cm" svg:x2="9.085cm" svg:y2="4.776cm"><text:p/></draw:line><draw:line draw:style-name="gr138" draw:text-style-name="P135" svg:x1="5.747cm" svg:y1="0.138cm" svg:x2="8.422cm" svg:y2="4.776cm"><text:p/></draw:line><draw:line draw:style-name="gr139" draw:text-style-name="P135" svg:x1="5.089cm" svg:y1="0.138cm" svg:x2="7.762cm" svg:y2="4.776cm"><text:p/></draw:line><draw:line draw:style-name="gr140" draw:text-style-name="P135" svg:x1="4.427cm" svg:y1="0.138cm" svg:x2="7.1cm" svg:y2="4.776cm"><text:p/></draw:line><draw:line draw:style-name="gr141" draw:text-style-name="P135" svg:x1="3.761cm" svg:y1="0.138cm" svg:x2="6.436cm" svg:y2="4.776cm"><text:p/></draw:line><draw:line draw:style-name="gr142" draw:text-style-name="P135" svg:x1="3.103cm" svg:y1="0.138cm" svg:x2="5.776cm" svg:y2="4.776cm"><text:p/></draw:line><draw:line draw:style-name="gr143" draw:text-style-name="P135" svg:x1="2.438cm" svg:y1="0.138cm" svg:x2="5.113cm" svg:y2="4.776cm"><text:p/></draw:line><draw:line draw:style-name="gr144" draw:text-style-name="P135" svg:x1="1.775cm" svg:y1="0.138cm" svg:x2="4.45cm" svg:y2="4.776cm"><text:p/></draw:line><draw:line draw:style-name="gr145" draw:text-style-name="P135" svg:x1="0.457cm" svg:y1="0.138cm" svg:x2="3.132cm" svg:y2="4.776cm"><text:p/></draw:line><draw:line draw:style-name="gr146" draw:text-style-name="P135" svg:x1="0.457cm" svg:y1="3.588cm" svg:x2="1.145cm" svg:y2="4.781cm"><text:p/></draw:line><draw:line draw:style-name="gr147" draw:text-style-name="P135" svg:x1="0.457cm" svg:y1="2.437cm" svg:x2="1.804cm" svg:y2="4.773cm"><text:p/></draw:line><draw:line draw:style-name="gr148" draw:text-style-name="P135" svg:x1="0.457cm" svg:y1="1.293cm" svg:x2="2.469cm" svg:y2="4.783cm"><text:p/></draw:line><draw:line draw:style-name="gr149" draw:text-style-name="P135" svg:x1="1.118cm" svg:y1="0.138cm" svg:x2="3.793cm" svg:y2="4.776cm"><text:p/></draw:line><draw:line draw:style-name="gr150" draw:text-style-name="P135" svg:x1="7.739cm" svg:y1="0.138cm" svg:x2="9.074cm" svg:y2="2.455cm"><text:p/></draw:line><draw:line draw:style-name="gr151" draw:text-style-name="P135" svg:x1="8.4cm" svg:y1="0.138cm" svg:x2="9.063cm" svg:y2="1.287cm"><text:p/></draw:line><draw:line draw:style-name="gr152" draw:text-style-name="P135" svg:x1="7.072cm" svg:y1="0.138cm" svg:x2="9.063cm" svg:y2="3.586cm"><text:p/></draw:line><draw:frame draw:style-name="gr153" draw:text-style-name="P137" svg:width="1.07cm" svg:height="0.498cm" draw:transform="rotate (1.0451031560942) translate (0.268111111111111cm 3.58598611111111cm)"><draw:text-box><text:p text:style-name="P136"><text:span text:style-name="T186">1 u.l.</text:span></text:p></draw:text-box></draw:frame><draw:line draw:style-name="gr154" draw:text-style-name="P135" svg:x1="0.597cm" svg:y1="3.929cm" svg:x2="1.272cm" svg:y2="2.759cm"><text:p/></draw:line><draw:polygon draw:style-name="gr155" draw:text-style-name="P138" svg:width="1.323cm" svg:height="2.294cm" svg:x="1.284cm" svg:y="0.434cm" svg:viewBox="0 0 1324 2295" draw:points="663,0 0,1147 663,2295 1324,1149"><text:p/></draw:polygon><draw:frame draw:style-name="gr156" draw:text-style-name="P140" svg:width="1.198cm" svg:height="0.5cm" svg:x="1.58cm" svg:y="1.145cm"><draw:text-box><text:p text:style-name="P139"><text:span text:style-name="T187">fig.1</text:span></text:p></draw:text-box></draw:frame><draw:frame draw:style-name="gr157" draw:text-style-name="P140" svg:width="1.197cm" svg:height="0.5cm" svg:x="4.069cm" svg:y="1.147cm"><draw:text-box><text:p text:style-name="P139"><text:span text:style-name="T187">fig.2</text:span></text:p></draw:text-box></draw:frame><draw:frame draw:style-name="gr158" draw:text-style-name="P140" svg:width="1.198cm" svg:height="0.498cm" svg:x="6.542cm" svg:y="0.494cm"><draw:text-box><text:p text:style-name="P139"><text:span text:style-name="T187">fig.3</text:span></text:p></draw:text-box></draw:frame><draw:frame draw:style-name="gr159" draw:text-style-name="P140" svg:width="1.191cm" svg:height="0.498cm" svg:x="2.774cm" svg:y="3.599cm"><draw:text-box><text:p text:style-name="P139"><text:span text:style-name="T187">fig.4</text:span></text:p></draw:text-box></draw:frame><draw:frame draw:style-name="gr160" draw:text-style-name="P140" svg:width="1.202cm" svg:height="0.5cm" svg:x="5.743cm" svg:y="3.44cm"><draw:text-box><text:p text:style-name="P139"><text:span text:style-name="T187">fig.5</text:span></text:p></draw:text-box></draw:frame><draw:frame draw:style-name="gr161" draw:text-style-name="P140" svg:width="1.198cm" svg:height="0.498cm" svg:x="7.865cm" svg:y="3.292cm"><draw:text-box><text:p text:style-name="P139"><text:span text:style-name="T187">fig.6</text:span></text:p></draw:text-box></draw:fram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able:table table:name="Table6" table:style-name="Table6">
          <table:table-column table:style-name="Table6.A"/>
          <table:table-column table:style-name="Table6.B" table:number-columns-repeated="6"/>
          <table:table-row table:style-name="Table6.1">
            <table:table-cell table:style-name="Table6.A1" office:value-type="string">
              <text:h text:style-name="_5f_Tableau_5f_Centré_5f_Gras" text:outline-level="1">Figure</text:h>
            </table:table-cell>
            <table:table-cell table:style-name="Table6.B1" office:value-type="float" office:value="1">
              <text:h text:style-name="_5f_Tableau_5f_Centré_5f_Gras" text:outline-level="1">1</text:h>
            </table:table-cell>
            <table:table-cell table:style-name="Table6.B1" office:value-type="float" office:value="2">
              <text:h text:style-name="_5f_Tableau_5f_Centré_5f_Gras" text:outline-level="1">2</text:h>
            </table:table-cell>
            <table:table-cell table:style-name="Table6.B1" office:value-type="float" office:value="3">
              <text:h text:style-name="_5f_Tableau_5f_Centré_5f_Gras" text:outline-level="1">3</text:h>
            </table:table-cell>
            <table:table-cell table:style-name="Table6.B1" office:value-type="float" office:value="4">
              <text:h text:style-name="_5f_Tableau_5f_Centré_5f_Gras" text:outline-level="1">4</text:h>
            </table:table-cell>
            <table:table-cell table:style-name="Table6.B1" office:value-type="float" office:value="5">
              <text:h text:style-name="_5f_Tableau_5f_Centré_5f_Gras" text:outline-level="1">5</text:h>
            </table:table-cell>
            <table:table-cell table:style-name="Table6.G1" office:value-type="float" office:value="6">
              <text:h text:style-name="_5f_Tableau_5f_Centré_5f_Gras" text:outline-level="1">6</text:h>
            </table:table-cell>
          </table:table-row>
          <table:table-row table:style-name="Table6.1">
            <table:table-cell table:style-name="Table6.A2" office:value-type="string">
              <text:h text:style-name="_5f_Tableau_5f_Centré_5f_Gras" text:outline-level="1">Périmètre<text:line-break/>exprimé en u.l.</text:h>
            </table:table-cell>
            <table:table-cell table:style-name="Table6.B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6.C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6.D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6.E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6.F2" office:value-type="string">
              <text:h text:style-name="_5f_Tableau_5f_Centré" text:outline-level="1"><text:span text:style-name="_5f_pointillés_20_gris">…</text:span>..</text:h>
            </table:table-cell>
            <table:table-cell table:style-name="Table6.G2" office:value-type="string">
              <text:h text:style-name="_5f_Tableau_5f_Centré" text:outline-level="1"><text:span text:style-name="_5f_pointillés_20_gris">…</text:span>..</text:h>
            </table:table-cell>
          </table:table-row>
        </table:table>
        <text:list xml:id="list95950236274665" text:continue-numbering="true" text:style-name="_5f_Numérotation_20_des_20_exercices">
          <text:list-item>
            <text:h text:style-name="_5f_Titre_5f_Exercices_5f_sans_5f_Titre" text:outline-level="1">Quelles sont les figures ayant des périmètres égaux ?</text:h>
          </text:list-item>
        </text:list>
        <text:p text:style-name="_5f_Paragraphe_5f_Réponse_5f_Pointillés_5f_Grisés"><draw:g text:anchor-type="char" draw:z-index="5" draw:name="Shape14_0" draw:style-name="gr22"><draw:rect draw:style-name="gr23" draw:text-style-name="P126" svg:width="0.424cm" svg:height="0.354cm" svg:x="6.415cm" svg:y="1.717cm"><text:p/></draw:rect><draw:rect draw:style-name="gr24" draw:text-style-name="P126" svg:width="0.422cm" svg:height="0.359cm" svg:x="3.478cm" svg:y="0.66cm"><text:p/></draw:rect><draw:g draw:style-name="gr25"><draw:rect draw:style-name="gr26" draw:text-style-name="P126" svg:width="0.422cm" svg:height="0.361cm" svg:x="0.124cm" svg:y="-0.038cm"><text:p/></draw:rect><draw:rect draw:style-name="gr27" draw:text-style-name="P126" svg:width="0.422cm" svg:height="0.361cm" svg:x="0.542cm" svg:y="-0.038cm"><text:p/></draw:rect><draw:rect draw:style-name="gr28" draw:text-style-name="P126" svg:width="0.422cm" svg:height="0.366cm" svg:x="0.124cm" svg:y="0.307cm"><text:p/></draw:rect></draw:g><draw:rect draw:style-name="gr29" draw:text-style-name="P126" svg:width="0.842cm" svg:height="0.717cm" svg:x="0.124cm" svg:y="1.011cm"><text:p/></draw:rect><draw:rect draw:style-name="gr30" draw:text-style-name="P126" svg:width="0.422cm" svg:height="0.361cm" svg:x="1.381cm" svg:y="-0.038cm"><text:p/></draw:rect><draw:rect draw:style-name="gr31" draw:text-style-name="P126" svg:width="0.422cm" svg:height="0.366cm" svg:x="1.381cm" svg:y="0.307cm"><text:p/></draw:rect><draw:rect draw:style-name="gr32" draw:text-style-name="P126" svg:width="0.422cm" svg:height="0.366cm" svg:x="1.801cm" svg:y="0.307cm"><text:p/></draw:rect><draw:rect draw:style-name="gr33" draw:text-style-name="P126" svg:width="0.422cm" svg:height="0.361cm" svg:x="1.801cm" svg:y="-0.038cm"><text:p/></draw:rect><draw:rect draw:style-name="gr34" draw:text-style-name="P126" svg:width="0.422cm" svg:height="0.366cm" svg:x="2.219cm" svg:y="0.307cm"><text:p/></draw:rect><draw:rect draw:style-name="gr35" draw:text-style-name="P126" svg:width="0.428cm" svg:height="0.361cm" svg:x="5.574cm" svg:y="-0.038cm"><text:p/></draw:rect><draw:rect draw:style-name="gr36" draw:text-style-name="P126" svg:width="0.428cm" svg:height="0.366cm" svg:x="5.574cm" svg:y="0.307cm"><text:p/></draw:rect><draw:rect draw:style-name="gr37" draw:text-style-name="P126" svg:width="0.428cm" svg:height="0.362cm" svg:x="5.574cm" svg:y="0.66cm"><text:p/></draw:rect><draw:rect draw:style-name="gr38" draw:text-style-name="P126" svg:width="0.428cm" svg:height="0.366cm" svg:x="5.574cm" svg:y="1.011cm"><text:p/></draw:rect><draw:rect draw:style-name="gr39" draw:text-style-name="P126" svg:width="0.422cm" svg:height="0.364cm" svg:x="2.219cm" svg:y="1.364cm"><text:p/></draw:rect><draw:rect draw:style-name="gr40" draw:text-style-name="P126" svg:width="0.422cm" svg:height="0.366cm" svg:x="1.801cm" svg:y="1.011cm"><text:p/></draw:rect><draw:rect draw:style-name="gr41" draw:text-style-name="P126" svg:width="0.422cm" svg:height="0.366cm" svg:x="2.219cm" svg:y="1.011cm"><text:p/></draw:rect><draw:rect draw:style-name="gr42" draw:text-style-name="P126" svg:width="0.355cm" svg:height="0.422cm" draw:transform="rotate (1.5707963267949) translate (1.381125cm 2.06727777777778cm)"><text:p/></draw:rect><draw:rect draw:style-name="gr29" draw:text-style-name="P126" svg:width="0.426cm" svg:height="0.359cm" svg:x="3.478cm" svg:y="1.016cm"><text:p/></draw:rect><draw:rect draw:style-name="gr30" draw:text-style-name="P126" svg:width="0.424cm" svg:height="0.364cm" svg:x="3.059cm" svg:y="0.66cm"><text:p/></draw:rect><draw:rect draw:style-name="gr31" draw:text-style-name="P126" svg:width="0.422cm" svg:height="0.362cm" svg:x="4.736cm" svg:y="1.717cm"><text:p/></draw:rect><draw:rect draw:style-name="gr32" draw:text-style-name="P126" svg:width="0.424cm" svg:height="0.362cm" svg:x="5.158cm" svg:y="1.717cm"><text:p/></draw:rect><draw:rect draw:style-name="gr33" draw:text-style-name="P126" svg:width="0.422cm" svg:height="0.361cm" svg:x="4.736cm" svg:y="2.068cm"><text:p/></draw:rect><draw:rect draw:style-name="gr34" draw:text-style-name="P126" svg:width="0.424cm" svg:height="0.361cm" svg:x="4.318cm" svg:y="2.068cm"><text:p/></draw:rect><draw:rect draw:style-name="gr35" draw:text-style-name="P126" svg:width="0.424cm" svg:height="0.362cm" svg:x="4.318cm" svg:y="-0.038cm"><text:p/></draw:rect><draw:rect draw:style-name="gr36" draw:text-style-name="P126" svg:width="0.424cm" svg:height="0.357cm" svg:x="4.318cm" svg:y="0.313cm"><text:p/></draw:rect><draw:rect draw:style-name="gr37" draw:text-style-name="P126" svg:width="0.352cm" svg:height="0.422cm" draw:transform="rotate (1.5707963267949) translate (6.41879166666667cm 1.01070833333333cm)"><text:p/></draw:rect><draw:rect draw:style-name="gr38" draw:text-style-name="P126" svg:width="0.352cm" svg:height="0.424cm" draw:transform="rotate (1.5707963267949) translate (6.83506944444444cm 1.01070833333333cm)"><text:p/></draw:rect><draw:rect draw:style-name="gr39" draw:text-style-name="P126" svg:width="0.355cm" svg:height="0.424cm" draw:transform="rotate (1.5707963267949) translate (6.83506944444444cm 0.659694444444444cm)"><text:p/></draw:rect><draw:rect draw:style-name="gr43" draw:text-style-name="P126" svg:width="0.355cm" svg:height="0.422cm" draw:transform="rotate (1.5707963267949) translate (6.41879166666667cm 0.659694444444444cm)"><text:p/></draw:rect><draw:rect draw:style-name="gr44" draw:text-style-name="P126" svg:width="0.35cm" svg:height="0.424cm" draw:transform="rotate (1.5707963267949) translate (6.83506944444444cm 0.306916666666667cm)"><text:p/></draw:rect><draw:rect draw:style-name="gr45" draw:text-style-name="P126" svg:width="0.422cm" svg:height="0.361cm" svg:x="6.419cm" svg:y="2.068cm"><text:p/></draw:rect><draw:rect draw:style-name="gr46" draw:text-style-name="P126" svg:width="0.424cm" svg:height="0.361cm" svg:x="5.997cm" svg:y="1.717cm"><text:p/></draw:rect><draw:rect draw:style-name="gr47" draw:text-style-name="P126" svg:width="0.424cm" svg:height="0.361cm" svg:x="6.835cm" svg:y="2.068cm"><text:p/></draw:rect><draw:rect draw:style-name="gr48" draw:text-style-name="P126" svg:width="0.424cm" svg:height="0.362cm" svg:x="3.059cm" svg:y="1.717cm"><text:p/></draw:rect><draw:rect draw:style-name="gr49" draw:text-style-name="P126" svg:width="0.426cm" svg:height="0.362cm" svg:x="3.478cm" svg:y="1.717cm"><text:p/></draw:rect><draw:line draw:style-name="gr50" draw:text-style-name="P127" svg:x1="0.12cm" svg:y1="-0.037cm" svg:x2="7.671cm" svg:y2="-0.037cm"><text:p/></draw:line><draw:line draw:style-name="gr51" draw:text-style-name="P127" svg:x1="0.12cm" svg:y1="0.307cm" svg:x2="7.671cm" svg:y2="0.307cm"><text:p/></draw:line><draw:line draw:style-name="gr52" draw:text-style-name="P127" svg:x1="0.12cm" svg:y1="0.659cm" svg:x2="7.671cm" svg:y2="0.659cm"><text:p/></draw:line><draw:line draw:style-name="gr53" draw:text-style-name="P127" svg:x1="0.12cm" svg:y1="1.011cm" svg:x2="7.671cm" svg:y2="1.011cm"><text:p/></draw:line><draw:line draw:style-name="gr54" draw:text-style-name="P127" svg:x1="0.12cm" svg:y1="1.361cm" svg:x2="7.671cm" svg:y2="1.361cm"><text:p/></draw:line><draw:line draw:style-name="gr55" draw:text-style-name="P127" svg:x1="0.12cm" svg:y1="1.713cm" svg:x2="7.671cm" svg:y2="1.713cm"><text:p/></draw:line><draw:line draw:style-name="gr56" draw:text-style-name="P127" svg:x1="0.12cm" svg:y1="2.42cm" svg:x2="7.671cm" svg:y2="2.42cm"><text:p/></draw:line><draw:line draw:style-name="gr57" draw:text-style-name="P127" svg:x1="0.12cm" svg:y1="-0.037cm" svg:x2="0.12cm" svg:y2="2.423cm"><text:p/></draw:line><draw:line draw:style-name="gr58" draw:text-style-name="P127" svg:x1="0.538cm" svg:y1="-0.037cm" svg:x2="0.538cm" svg:y2="2.423cm"><text:p/></draw:line><draw:line draw:style-name="gr59" draw:text-style-name="P127" svg:x1="0.959cm" svg:y1="-0.037cm" svg:x2="0.959cm" svg:y2="2.423cm"><text:p/></draw:line><draw:line draw:style-name="gr60" draw:text-style-name="P127" svg:x1="1.377cm" svg:y1="-0.037cm" svg:x2="1.377cm" svg:y2="2.423cm"><text:p/></draw:line><draw:line draw:style-name="gr61" draw:text-style-name="P127" svg:x1="1.797cm" svg:y1="-0.037cm" svg:x2="1.797cm" svg:y2="2.423cm"><text:p/></draw:line><draw:line draw:style-name="gr62" draw:text-style-name="P127" svg:x1="2.217cm" svg:y1="-0.037cm" svg:x2="2.217cm" svg:y2="2.423cm"><text:p/></draw:line><draw:line draw:style-name="gr63" draw:text-style-name="P127" svg:x1="2.635cm" svg:y1="-0.037cm" svg:x2="2.635cm" svg:y2="2.423cm"><text:p/></draw:line><draw:line draw:style-name="gr64" draw:text-style-name="P127" svg:x1="3.055cm" svg:y1="-0.037cm" svg:x2="3.055cm" svg:y2="2.423cm"><text:p/></draw:line><draw:line draw:style-name="gr65" draw:text-style-name="P127" svg:x1="3.476cm" svg:y1="-0.037cm" svg:x2="3.476cm" svg:y2="2.423cm"><text:p/></draw:line><draw:line draw:style-name="gr66" draw:text-style-name="P127" svg:x1="3.894cm" svg:y1="-0.037cm" svg:x2="3.894cm" svg:y2="2.423cm"><text:p/></draw:line><draw:line draw:style-name="gr67" draw:text-style-name="P127" svg:x1="4.316cm" svg:y1="-0.037cm" svg:x2="4.316cm" svg:y2="2.423cm"><text:p/></draw:line><draw:line draw:style-name="gr68" draw:text-style-name="P127" svg:x1="4.735cm" svg:y1="-0.037cm" svg:x2="4.735cm" svg:y2="2.423cm"><text:p/></draw:line><draw:line draw:style-name="gr69" draw:text-style-name="P127" svg:x1="5.155cm" svg:y1="-0.037cm" svg:x2="5.155cm" svg:y2="2.423cm"><text:p/></draw:line><draw:line draw:style-name="gr70" draw:text-style-name="P127" svg:x1="5.572cm" svg:y1="-0.037cm" svg:x2="5.572cm" svg:y2="2.423cm"><text:p/></draw:line><draw:line draw:style-name="gr71" draw:text-style-name="P127" svg:x1="5.994cm" svg:y1="-0.037cm" svg:x2="5.994cm" svg:y2="2.423cm"><text:p/></draw:line><draw:line draw:style-name="gr72" draw:text-style-name="P127" svg:x1="6.414cm" svg:y1="-0.037cm" svg:x2="6.414cm" svg:y2="2.423cm"><text:p/></draw:line><draw:line draw:style-name="gr73" draw:text-style-name="P127" svg:x1="6.832cm" svg:y1="-0.037cm" svg:x2="6.832cm" svg:y2="2.423cm"><text:p/></draw:line><draw:line draw:style-name="gr74" draw:text-style-name="P127" svg:x1="7.252cm" svg:y1="-0.037cm" svg:x2="7.252cm" svg:y2="2.423cm"><text:p/></draw:line><draw:line draw:style-name="gr75" draw:text-style-name="P127" svg:x1="7.67cm" svg:y1="-0.037cm" svg:x2="7.67cm" svg:y2="2.423cm"><text:p/></draw:line><draw:line draw:style-name="gr76" draw:text-style-name="P127" svg:x1="0.12cm" svg:y1="2.066cm" svg:x2="7.671cm" svg:y2="2.066cm"><text:p/></draw:line><draw:frame draw:style-name="gr77" draw:text-style-name="P129" svg:width="0.382cm" svg:height="0.431cm" svg:x="0.213cm" svg:y="0.03cm"><draw:text-box><text:p text:style-name="P128"><text:span text:style-name="T184">a.</text:span></text:p></draw:text-box></draw:frame><draw:frame draw:style-name="gr78" draw:text-style-name="P129" svg:width="0.396cm" svg:height="0.431cm" svg:x="1.856cm" svg:y="0.03cm"><draw:text-box><text:p text:style-name="P128"><text:span text:style-name="T184">b.</text:span></text:p></draw:text-box></draw:frame><draw:frame draw:style-name="gr79" draw:text-style-name="P129" svg:width="0.354cm" svg:height="0.431cm" svg:x="4.366cm" svg:y="0.03cm"><draw:text-box><text:p text:style-name="P128"><text:span text:style-name="T185">c.</text:span></text:p></draw:text-box></draw:frame><draw:frame draw:style-name="gr80" draw:text-style-name="P129" svg:width="0.396cm" svg:height="0.431cm" svg:x="5.667cm" svg:y="0.373cm"><draw:text-box><text:p text:style-name="P128"><text:span text:style-name="T184">d.</text:span></text:p></draw:text-box></draw:frame><draw:frame draw:style-name="gr81" draw:text-style-name="P129" svg:width="0.384cm" svg:height="0.431cm" svg:x="6.844cm" svg:y="0.373cm"><draw:text-box><text:p text:style-name="P128"><text:span text:style-name="T184">e.</text:span></text:p></draw:text-box></draw:frame><draw:frame draw:style-name="gr82" draw:text-style-name="P129" svg:width="0.276cm" svg:height="0.431cm" svg:x="0.549cm" svg:y="1.053cm"><draw:text-box><text:p text:style-name="P128"><text:span text:style-name="T184">f.</text:span></text:p></draw:text-box></draw:frame><draw:frame draw:style-name="gr83" draw:text-style-name="P129" svg:width="0.396cm" svg:height="0.431cm" svg:x="2.313cm" svg:y="1.053cm"><draw:text-box><text:p text:style-name="P128"><text:span text:style-name="T184">g.</text:span></text:p></draw:text-box></draw:frame><draw:frame draw:style-name="gr84" draw:text-style-name="P129" svg:width="0.394cm" svg:height="0.431cm" svg:x="3.198cm" svg:y="0.702cm"><draw:text-box><text:p text:style-name="P128"><text:span text:style-name="T184">h.</text:span></text:p></draw:text-box></draw:frame><draw:frame draw:style-name="gr85" draw:text-style-name="P129" svg:width="0.264cm" svg:height="0.431cm" svg:x="1.547cm" svg:y="1.741cm"><draw:text-box><text:p text:style-name="P128"><text:span text:style-name="T184">i.</text:span></text:p></draw:text-box></draw:frame><draw:frame draw:style-name="gr86" draw:text-style-name="P129" svg:width="0.264cm" svg:height="0.431cm" svg:x="3.283cm" svg:y="1.741cm"><draw:text-box><text:p text:style-name="P128"><text:span text:style-name="T184">j.</text:span></text:p></draw:text-box></draw:frame><draw:frame draw:style-name="gr87" draw:text-style-name="P129" svg:width="0.378cm" svg:height="0.431cm" svg:x="4.805cm" svg:y="1.741cm"><draw:text-box><text:p text:style-name="P128"><text:span text:style-name="T184">k.</text:span></text:p></draw:text-box></draw:frame><draw:frame draw:style-name="gr88" draw:text-style-name="P129" svg:width="0.264cm" svg:height="0.431cm" svg:x="6.332cm" svg:y="1.87cm"><draw:text-box><text:p text:style-name="P128"><text:span text:style-name="T184">l.</text:span></text:p></draw:text-box></draw:frame><draw:polygon draw:style-name="gr89" draw:text-style-name="P130" svg:width="0.838cm" svg:height="0.702cm" svg:x="0.122cm" svg:y="-0.037cm" svg:viewBox="0 0 839 703" draw:points="839,0 839,351 419,351 419,703 0,703 0,0"><text:p/></draw:polygon><draw:polygon draw:style-name="gr90" draw:text-style-name="P130" svg:width="1.257cm" svg:height="0.702cm" svg:x="1.38cm" svg:y="-0.037cm" svg:viewBox="0 0 1258 703" draw:points="0,0 839,0 839,351 1258,351 1258,703 0,703"><text:p/></draw:polygon><draw:polyline draw:style-name="gr91" draw:text-style-name="P130" svg:width="0.418cm" svg:height="0.702cm" svg:x="4.317cm" svg:y="-0.037cm" svg:viewBox="0 0 419 703" draw:points="0,0 419,0 419,703 0,703"><text:p/></draw:polyline><draw:polygon draw:style-name="gr92" draw:text-style-name="P130" svg:width="0.418cm" svg:height="1.404cm" svg:x="5.573cm" svg:y="-0.037cm" svg:viewBox="0 0 419 1405" draw:points="0,0 419,0 419,1405 0,1405"><text:p/></draw:polygon><draw:polygon draw:style-name="gr93" draw:text-style-name="P130" svg:width="0.838cm" svg:height="1.053cm" svg:x="6.414cm" svg:y="-0.037cm" svg:viewBox="0 0 839 1054" draw:points="419,0 839,0 839,1054 0,1054 0,351 419,351"><text:p/></draw:polygon><draw:polygon draw:style-name="gr94" draw:text-style-name="P130" svg:width="0.838cm" svg:height="0.702cm" svg:x="0.122cm" svg:y="1.016cm" svg:viewBox="0 0 839 703" draw:points="0,0 839,0 839,703 0,703"><text:p/></draw:polygon><draw:polygon draw:style-name="gr95" draw:text-style-name="P130" svg:width="0.838cm" svg:height="0.702cm" svg:x="1.8cm" svg:y="1.016cm" svg:viewBox="0 0 839 703" draw:points="0,0 839,0 839,703 419,703 419,351 0,351"><text:p/></draw:polygon><draw:polyline draw:style-name="gr96" draw:text-style-name="P130" svg:width="0.418cm" svg:height="0.35cm" svg:x="3.058cm" svg:y="0.665cm" svg:viewBox="0 0 419 351" draw:points="0,351 0,0 419,0"><text:p/></draw:polyline><draw:polyline draw:style-name="gr97" draw:text-style-name="P130" svg:width="0.418cm" svg:height="0.35cm" svg:x="3.477cm" svg:y="1.016cm" svg:viewBox="0 0 419 351" draw:points="419,0 419,351 0,351"><text:p/></draw:polyline><draw:polyline draw:style-name="gr98" draw:text-style-name="P130" svg:width="0.418cm" svg:height="0.35cm" svg:x="1.38cm" svg:y="1.718cm" svg:viewBox="0 0 419 351" draw:points="0,351 0,0 419,0 419,351"><text:p/></draw:polyline><draw:polyline draw:style-name="gr99" draw:text-style-name="P130" svg:width="1.257cm" svg:height="0.35cm" svg:x="2.639cm" svg:y="1.718cm" svg:viewBox="0 0 1258 351" draw:points="0,351 419,351 419,0 1258,0 1258,351 839,351"><text:p/></draw:polyline><draw:polygon draw:style-name="gr100" draw:text-style-name="P130" svg:width="1.257cm" svg:height="0.702cm" svg:x="4.317cm" svg:y="1.718cm" svg:viewBox="0 0 1258 703" draw:points="419,351 0,351 0,703 839,703 839,351 1258,351 1258,0 419,0"><text:p/></draw:polygon><draw:polyline draw:style-name="gr101" draw:text-style-name="P130" svg:width="0.427cm" svg:height="0.357cm" svg:x="5.999cm" svg:y="1.718cm" svg:viewBox="0 0 428 358" draw:points="0,358 0,0 428,0"><text:p/></draw:polyline><draw:polyline draw:style-name="gr102" draw:text-style-name="P130" svg:width="0.838cm" svg:height="0.35cm" svg:x="6.414cm" svg:y="2.07cm" svg:viewBox="0 0 839 351" draw:points="419,0 839,0 839,351 0,351"><text:p/></draw:polyline><draw:line draw:style-name="gr103" draw:text-style-name="P130" svg:x1="0.956cm" svg:y1="2.07cm" svg:x2="1.375cm" svg:y2="2.07cm"><text:p/></draw:line><draw:line draw:style-name="gr104" draw:text-style-name="P131" svg:x1="1.801cm" svg:y1="2.07cm" svg:x2="1.382cm" svg:y2="2.416cm"><text:p/></draw:line><draw:line draw:style-name="gr104" draw:text-style-name="P131" svg:x1="3.482cm" svg:y1="0.665cm" svg:x2="3.896cm" svg:y2="1.016cm"><text:p/></draw:line><draw:line draw:style-name="gr104" draw:text-style-name="P131" svg:x1="3.06cm" svg:y1="1.011cm" svg:x2="3.475cm" svg:y2="1.374cm"><text:p/></draw:line><draw:line draw:style-name="gr104" draw:text-style-name="P131" svg:x1="2.662cm" svg:y1="2.07cm" svg:x2="2.243cm" svg:y2="2.416cm"><text:p/></draw:line><draw:line draw:style-name="gr104" draw:text-style-name="P131" svg:x1="2.243cm" svg:y1="2.416cm" svg:x2="3.083cm" svg:y2="2.416cm"><text:p/></draw:line><draw:line draw:style-name="gr104" draw:text-style-name="P131" svg:x1="4.324cm" svg:y1="-0.037cm" svg:x2="3.905cm" svg:y2="0.309cm"><text:p/></draw:line><draw:line draw:style-name="gr104" draw:text-style-name="P131" svg:x1="3.893cm" svg:y1="0.307cm" svg:x2="4.308cm" svg:y2="0.67cm"><text:p/></draw:line><draw:line draw:style-name="gr104" draw:text-style-name="P131" svg:x1="6.411cm" svg:y1="1.713cm" svg:x2="6.826cm" svg:y2="2.076cm"><text:p/></draw:line><draw:line draw:style-name="gr104" draw:text-style-name="P131" svg:x1="5.997cm" svg:y1="2.066cm" svg:x2="6.412cm" svg:y2="2.429cm"><text:p/></draw:line><draw:line draw:style-name="gr104" draw:text-style-name="P131" svg:x1="3.508cm" svg:y1="2.07cm" svg:x2="3.089cm" svg:y2="2.416cm"><text:p/></draw:line><draw:line draw:style-name="gr104" draw:text-style-name="P131" svg:x1="0.956cm" svg:y1="2.065cm" svg:x2="1.371cm" svg:y2="2.428cm"><text:p/></draw:line></draw:g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Character_5f_20_5f_style" style:display-name="Character_20_style" style:family="text"/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8d016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text-align="center"/>
    </style:style>
    <style:style style:name="MP10" style:family="paragraph" style:parent-style-name="Header">
      <style:paragraph-properties fo:margin-left="0cm" fo:margin-right="0cm" fo:text-indent="0cm" style:auto-text-indent="false"/>
    </style:style>
    <style:style style:name="MP1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2" style:family="paragraph" style:parent-style-name="_5f_Header_20_M_20_page_20_impaire_20__28_D_29_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P13" style:family="paragraph" style:parent-style-name="_5f_Header_20_M_20_page_20_paire_20__28_G_29_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P14" style:family="paragraph" style:parent-style-name="Footer">
      <style:text-properties officeooo:paragraph-rsid="010f7046"/>
    </style:style>
    <style:style style:name="MP15" style:family="paragraph" style:parent-style-name="Footer">
      <style:text-properties officeooo:paragraph-rsid="01120261"/>
    </style:style>
    <style:style style:name="MP1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1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0" style:family="paragraph" style:parent-style-name="_5f_Header_20_D_20_page_20_impaire_20__28_D_29_">
      <style:text-properties officeooo:paragraph-rsid="01a13e78"/>
    </style:style>
    <style:style style:name="MP21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3" style:family="paragraph" style:parent-style-name="Header">
      <style:paragraph-properties fo:text-align="center" style:justify-single-word="false"/>
      <style:text-properties officeooo:paragraph-rsid="00ab054e"/>
    </style:style>
    <style:style style:name="M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26" style:family="paragraph" style:parent-style-name="Footer">
      <style:paragraph-properties fo:text-align="end" style:justify-single-word="false"/>
      <style:text-properties officeooo:paragraph-rsid="00d4df5c"/>
    </style:style>
    <style:style style:name="MP27" style:family="paragraph" style:parent-style-name="Footer">
      <style:paragraph-properties fo:text-align="start" style:justify-single-word="false"/>
      <style:text-properties officeooo:paragraph-rsid="00d4df5c"/>
    </style:style>
    <style:style style:name="MP28" style:family="paragraph" style:parent-style-name="_5f_Header_20_G_20_page_20_impaire_20__28_D_29_">
      <style:text-properties officeooo:paragraph-rsid="01259ec2"/>
    </style:style>
    <style:style style:name="MP29" style:family="paragraph" style:parent-style-name="_5f_Header_20_G_20_page_20_paire_20__28_G_29_">
      <style:text-properties officeooo:paragraph-rsid="00eb2abc"/>
    </style:style>
    <style:style style:name="MP30" style:family="paragraph" style:parent-style-name="_5f_Footer_20_page_20_paire_20__28_G_29_">
      <style:text-properties fo:font-size="9pt" style:font-size-asian="9pt" style:font-size-complex="9pt"/>
    </style:style>
    <style:style style:name="MP31" style:family="paragraph" style:parent-style-name="_5f_Header_20_N_20_page_20_impaire_20__28_D_29_">
      <style:paragraph-properties fo:text-align="start" style:justify-single-word="false"/>
    </style:style>
    <style:style style:name="MP32" style:family="paragraph" style:parent-style-name="Footer">
      <style:text-properties officeooo:paragraph-rsid="00d4df5c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>
      <loext:graphic-properties draw:fill="solid" draw:fill-color="#d7e12c"/>
    </style:style>
    <style:style style:name="MP3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39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1" style:family="paragraph" style:parent-style-name="Footer">
      <style:text-properties officeooo:paragraph-rsid="00863005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_5f_Header_20_G_20_page_20_paire_20__28_G_29_">
      <style:paragraph-properties fo:text-align="start" style:justify-single-word="false"/>
    </style:style>
    <style:style style:name="MP55" style:family="paragraph" style:parent-style-name="Footer">
      <style:text-properties officeooo:paragraph-rsid="030c4d7d"/>
    </style:style>
    <style:style style:name="MP56" style:family="paragraph" style:parent-style-name="_5f_Header_20_G_20_page_20_paire_20__28_G_29_">
      <style:text-properties officeooo:paragraph-rsid="0334a5be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8" style:family="paragraph" style:parent-style-name="Header">
      <style:paragraph-properties fo:text-align="start" style:justify-single-word="false"/>
      <style:text-properties officeooo:paragraph-rsid="0289fb01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6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9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1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12" style:family="text">
      <style:text-properties officeooo:rsid="010c4d3a"/>
    </style:style>
    <style:style style:name="MT13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17" style:family="text">
      <style:text-properties fo:font-variant="small-caps" fo:color="#9d0f89" loext:opacity="100%" style:font-name="Bitstream Vera Sans" fo:font-size="16pt" fo:font-weight="bold" officeooo:rsid="01a13e78"/>
    </style:style>
    <style:style style:name="MT18" style:family="text">
      <style:text-properties officeooo:rsid="00b6801f"/>
    </style:style>
    <style:style style:name="MT19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2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24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5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26" style:family="text">
      <style:text-properties fo:font-size="16pt" style:font-size-asian="16pt" style:font-size-complex="16pt"/>
    </style:style>
    <style:style style:name="MT27" style:family="text"/>
    <style:style style:name="MT28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29" style:family="text">
      <style:text-properties officeooo:rsid="01f8729d"/>
    </style:style>
    <style:style style:name="MT30" style:family="text">
      <style:text-properties officeooo:rsid="01b6dc57"/>
    </style:style>
    <style:style style:name="MT31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5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7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38" style:family="text">
      <style:text-properties officeooo:rsid="00b5d2d1"/>
    </style:style>
    <style:style style:name="MT39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0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44" style:family="text">
      <style:text-properties officeooo:rsid="015f088a"/>
    </style:style>
    <style:style style:name="MT4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7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50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51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52" style:family="text">
      <style:text-properties officeooo:rsid="0160d7ef"/>
    </style:style>
    <style:style style:name="MT53" style:family="text">
      <style:text-properties officeooo:rsid="02735980"/>
    </style:style>
    <style:style style:name="MT54" style:family="text">
      <style:text-properties officeooo:rsid="02757f12"/>
    </style:style>
    <style:style style:name="MT55" style:family="text">
      <style:text-properties officeooo:rsid="0272f9e5"/>
    </style:style>
    <style:style style:name="MT56" style:family="text">
      <style:text-properties officeooo:rsid="026ec296"/>
    </style:style>
    <style:style style:name="MT57" style:family="text">
      <style:text-properties officeooo:rsid="0268e0aa"/>
    </style:style>
    <style:style style:name="MT58" style:family="text">
      <style:text-properties officeooo:rsid="0072f07f"/>
    </style:style>
    <style:style style:name="MT59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60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61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6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6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64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5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67" style:family="text">
      <style:text-properties officeooo:rsid="014407b5"/>
    </style:style>
    <style:style style:name="MT68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69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0" style:family="text">
      <style:text-properties officeooo:rsid="0334a5be"/>
    </style:style>
    <style:style style:name="MT7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7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75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76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7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78" style:family="text">
      <style:text-properties officeooo:rsid="0315af39"/>
    </style:style>
    <style:style style:name="MT79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80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82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83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84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8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8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7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3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8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0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"><draw:frame draw:style-name="Mfr1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8" draw:name="Shape4_10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">Périmètre : </text:span><text:span text:style-name="MT2">Problèmes</text:span></text:p></draw:text-box></draw:frame></text:p>
      </style:footer>
      <style:footer-left>
        <text:p text:style-name="MP1"><draw:frame draw:style-name="Mfr1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1">Périmètre : </text:span><text:span text:style-name="MT2">Problèmes</text:span></text:p></draw:text-box></draw:frame><draw:g text:anchor-type="paragraph" draw:z-index="179" draw:name="Shape4_1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80" draw:name="Shape4_10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81" draw:name="Shape4_12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3" draw:name="Shape3_16" draw:style-name="Mgr5" draw:text-style-name="MP9" svg:x1="12.726cm" svg:y1="0.399cm" svg:x2="20.496cm" svg:y2="0.36cm"><text:p/></draw:line><text:span text:style-name="MT6">Périmètre</text:span> : <text:span text:style-name="MT7">Périmètres et unités</text:span></text:p>
      </style:header>
      <style:header-left>
        <text:p text:style-name="MP10"><draw:line text:anchor-type="paragraph" draw:z-index="185" draw:name="Shape3_17" draw:style-name="Mgr5" draw:text-style-name="MP9" svg:x1="16.083cm" svg:y1="0.383cm" svg:x2="20.496cm" svg:y2="0.36cm"><text:p/></draw:line><text:span text:style-name="MT6">Périmètre</text:span> : <text:span text:style-name="MT7">Périmètres et unités</text:span></text:p>
      </style:header-left>
      <style:footer>
        <text:p text:style-name="MP11"><draw:frame draw:style-name="Mfr3" draw:name="Frame203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4" draw:name="Shape4_1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Périmètre <text:s/>: </text:span><text:span text:style-name="MT8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86" draw:name="Shape4_1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87" draw:name="Shape4_2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26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9" draw:name="Shape3_11" draw:style-name="Mgr5" draw:text-style-name="MP9" svg:x1="12.45cm" svg:y1="0.362cm" svg:x2="20.497cm" svg:y2="0.36cm"><text:p/></draw:line><text:span text:style-name="MT6">Périmètre</text:span> : <text:span text:style-name="MT9">Mesurer, reporter</text:span></text:p>
      </style:header>
      <style:header-left>
        <text:p text:style-name="_5f_Header_20_M_20_page_20_impaire_20__28_D_29_"><draw:line text:anchor-type="paragraph" draw:z-index="191" draw:name="Shape3_20" draw:style-name="Mgr5" draw:text-style-name="MP9" svg:x1="12.45cm" svg:y1="0.362cm" svg:x2="20.497cm" svg:y2="0.36cm"><text:p/></draw:line><text:span text:style-name="MT6">Périmètre</text:span> : <text:span text:style-name="MT9">Mesurer, reporter</text:span></text:p>
      </style:header-left>
      <style:footer>
        <text:p text:style-name="MP1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90" draw:name="Shape4_1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">Périmètre : </text:span><text:span text:style-name="MT10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92" draw:name="Shape4_1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93" draw:name="Shape4_11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1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MP12">Calculs sur une figure</text:p>
      </style:header>
      <style:header-left>
        <text:p text:style-name="MP13">Calculs sur une figure</text:p>
      </style:header-left>
      <style:footer>
        <text:h text:style-name="_5f_Footer_20_page_20_paire_20__28_G_29_" text:outline-level="1"><draw:frame draw:style-name="Mfr1" draw:name="Frame1551" text:anchor-type="paragraph" svg:x="1.187cm" svg:y="0.019cm" draw:z-index="10"><draw:text-box fo:min-height="0.499cm" fo:min-width="7.096cm"><text:p text:style-name="Footer">Périmètre : calculs sur une figure</text:p></draw:text-box></draw:frame><draw:g text:anchor-type="paragraph" draw:z-index="345" draw:name="Shape4_94" draw:style-name="Mgr1"><draw:path draw:style-name="Mgr2" draw:text-style-name="MP3" svg:width="0.857cm" svg:height="1.175cm" svg:x="-0.048cm" svg:y="-0.176cm" svg:viewBox="0 0 858 1176" svg:d="M858 1176h-858v-994c0-100 79-182 175-182h507c97 0 176 82 176 182z"><text:p/></draw:path></draw:g><text:page-number text:select-page="current">198</text:page-number></text:h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5" draw:name="Shape4_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6" draw:name="Shape4_96" draw:style-name="Mgr1"><draw:path draw:style-name="Mgr2" draw:text-style-name="MP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97" draw:name="Shape4_9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98" draw:name="Shape4_10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0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11">Proportionnalité et pourcentage</text:span><text:span text:style-name="MT12"> </text:span>: <text:span text:style-name="MT13">Pourcentages</text:span> </text:p>
      </style:header>
      <style:header-left>
        <text:p text:style-name="_5f_Header_20_D_20_page_20_impaire_20__28_D_29_"><text:span text:style-name="MT11">Proportionnalité et pourcentage</text:span><text:span text:style-name="MT12"> </text:span>: <text:span text:style-name="MT13">Pourcentages</text:span> </text:p>
      </style:header-left>
      <style:footer>
        <text:p text:style-name="MP1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0" draw:name="Shape4_9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4">Proportionnalité et pourcentage : </text:span><text:span text:style-name="MT15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16">Proportionnalité et pourcentages : </text:span><text:span text:style-name="MT15">pourcentages</text:span></text:p></draw:text-box></draw:frame><draw:g text:anchor-type="paragraph" draw:z-index="201" draw:name="Shape4_112" draw:style-name="Mgr1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6"/>
      </style:header>
      <style:header-left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6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18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Proportionnalité et pourcentages : proportionalité</text:p></draw:text-box></draw:frame><draw:g text:anchor-type="paragraph" draw:z-index="202" draw:name="Shape4_23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1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: </text:p></draw:text-box></draw:frame><draw:g text:anchor-type="paragraph" draw:z-index="203" draw:name="Shape4_99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17">Utiliser des données</text:span> : <text:span text:style-name="MT17">Organiser</text:span> </text:p>
      </style:header>
      <style:header-left>
        <text:p text:style-name="MP20"><text:span text:style-name="MT17">Utiliser des données</text:span> : <text:span text:style-name="MT17">Organiser</text:span> </text:p>
      </style:header-left>
      <style:footer>
        <text:p text:style-name="MP1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3" draw:name="Shape4_7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4" draw:name="Shape4_7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12">Utilis</text:span><text:span text:style-name="MT19">er des</text:span><text:span text:style-name="MT12"> données </text:span>: <text:span text:style-name="MT20">Organiser</text:span> </text:p>
      </style:header>
      <style:header-left>
        <text:p text:style-name="_5f_Header_20_D_20_page_20_paire_20__28_G_29_"><text:s/><text:span text:style-name="MT12">Utilis</text:span><text:span text:style-name="MT19">er des</text:span><text:span text:style-name="MT12"> données </text:span>: <text:span text:style-name="MT20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3">Organiser</text:span><text:span text:style-name="MT5"> </text:span></text:p></draw:text-box></draw:frame><draw:g text:anchor-type="paragraph" draw:z-index="216" draw:name="Shape4_74" draw:style-name="Mgr1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3">Organiser</text:span><text:span text:style-name="MT5"> </text:span></text:p></draw:text-box></draw:frame><draw:g text:anchor-type="paragraph" draw:z-index="217" draw:name="Shape4_75" draw:style-name="Mgr1"><draw:path draw:style-name="Mgr4" draw:text-style-name="MP22" svg:width="0.855cm" svg:height="1.172cm" svg:x="-0.268cm" svg:y="-0.175cm" svg:viewBox="0 0 856 1173" svg:d="M856 1173h-856v-991c0-100 79-182 175-182h505c97 0 176 82 176 182z"><text:p/></draw:path></draw:g><draw:g text:anchor-type="paragraph" draw:z-index="218" draw:name="Shape4_25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3"><text:span text:style-name="MT24">Repères du plan : Se repérer</text:span> </text:p>
      </style:header>
      <style:header-left>
        <text:p text:style-name="MP23"><text:span text:style-name="MT24">Repères du plan : Se repérer</text:span> </text:p>
      </style:header-left>
      <style:footer>
        <text:p text:style-name="MP11"><draw:frame draw:style-name="Mfr3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19" draw:name="Shape4_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20" draw:name="Shape4_11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12">Utilis</text:span><text:span text:style-name="MT19">er des</text:span><text:span text:style-name="MT12"> données </text:span>: <text:span text:style-name="MT25">Représenter</text:span> </text:p>
      </style:header>
      <style:header-left>
        <text:p text:style-name="_5f_Header_20_D_20_page_20_paire_20__28_G_29_"><text:span text:style-name="_5f_Caractères"><text:span text:style-name="MT26"><text:s/>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8">représenter</text:span><text:span text:style-name="MT5"> </text:span></text:p></draw:text-box></draw:frame><draw:g text:anchor-type="paragraph" draw:z-index="221" draw:name="Shape4_70" draw:style-name="Mgr1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8">représenter</text:span><text:span text:style-name="MT5"> </text:span></text:p></draw:text-box></draw:frame><draw:g text:anchor-type="paragraph" draw:z-index="222" draw:name="Shape4_91" draw:style-name="Mgr1"><draw:path draw:style-name="Mgr4" draw:text-style-name="MP22" svg:width="0.855cm" svg:height="1.172cm" svg:x="-0.268cm" svg:y="-0.175cm" svg:viewBox="0 0 856 1173" svg:d="M856 1173h-856v-991c0-100 79-182 175-182h505c97 0 176 82 176 182z"><text:p/></draw:path></draw:g><draw:g text:anchor-type="paragraph" draw:z-index="223" draw:name="Shape4_9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7" draw:name="Shape4_82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Résoudre des problèmes</text:p></draw:text-box></draw:frame><draw:g text:anchor-type="paragraph" draw:z-index="228" draw:name="Shape4_97" draw:style-name="Mgr1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29" draw:name="Shape4_6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30" draw:name="Shape4_8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30">Calculer : </text:span><text:span text:style-name="MT31">Distributivité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31">Distributivité</text:span><text:span text:style-name="MT30"> </text:span></text:p>
      </style:header-left>
      <style:footer>
        <text:p text:style-name="MP11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6" draw:name="Shape4_7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32">calculer</text:span><text:span text:style-name="MT33"> : </text:span><text:span text:style-name="MT34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38" draw:name="Shape4_6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39" draw:name="Shape4_8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8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30">Calculer : </text:span><text:span text:style-name="MT35">Critères de divisibilité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35">Critères de divisibilité</text:span><text:span text:style-name="MT30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1" draw:name="Shape4_6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32">calculer</text:span><text:span text:style-name="MT33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2">calculer</text:span><text:span text:style-name="MT33"> : </text:span><text:span text:style-name="MT36">critères de divisibilité</text:span></text:p></draw:text-box></draw:frame><draw:g text:anchor-type="paragraph" draw:z-index="242" draw:name="Shape4_65" draw:style-name="Mgr1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8"><text:span text:style-name="MT37">G</text:span>éométrie plane : Parallèles, perpendiculaires,<text:line-break/> distances</text:p>
      </style:header>
      <style:header-left>
        <text:p text:style-name="MP29"><text:s/><text:span text:style-name="MT37">Géométrie plane</text:span> : <text:span text:style-name="MT38">P</text:span><text:span text:style-name="MT39">arallèles, perpendiculaires,<text:line-break/> </text:span><text:span text:style-name="MT40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41">Géométrie plane : </text:span><text:span text:style-name="MT42">parallèles, perpendiculaires, </text:span><text:span text:style-name="MT43">distances</text:span></text:h></draw:text-box></draw:frame><draw:g text:anchor-type="paragraph" draw:z-index="243" draw:name="Shape4_59" draw:style-name="Mgr1"><draw:path draw:style-name="Mgr6" draw:text-style-name="MP18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30" text:outline-level="1"><text:span text:style-name="MT44">G</text:span>éométrie plane : Parallèles, perpendiculaires, distances</text:h></draw:text-box></draw:frame><draw:g text:anchor-type="paragraph" draw:z-index="244" draw:name="Shape4_62" draw:style-name="Mgr1"><draw:path draw:style-name="Mgr6" draw:text-style-name="MP1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30">Calculer : </text:span><text:span text:style-name="MT45">Diviser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45">Diviser</text:span><text:span text:style-name="MT30"> </text:span></text:p>
      </style:header-left>
      <style:footer>
        <text:p text:style-name="MP1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draw:g text:anchor-type="paragraph" draw:z-index="245" draw:name="Shape4_51" draw:style-name="Mgr1"><draw:path draw:style-name="Mgr3" draw:text-style-name="MP7" svg:width="0.855cm" svg:height="1.172cm" svg:x="7.545cm" svg:y="-0.194cm" svg:viewBox="0 0 856 1173" svg:d="M856 1173h-856v-991c0-100 79-182 175-182h505c97 0 176 82 176 182z"><text:p/></draw:path></draw:g><text:span text:style-name="MT32">calculer</text:span><text:span text:style-name="MT33"> : </text:span><text:span text:style-name="MT46">diviser</text:span></text:p></draw:text-box></draw:frame></text:p>
      </style:footer>
      <style:footer-left>
        <text:p text:style-name="MP1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2">calculer</text:span><text:span text:style-name="MT33"> : </text:span><text:span text:style-name="MT46">diviser</text:span></text:p></draw:text-box></draw:frame><draw:g text:anchor-type="paragraph" draw:z-index="246" draw:name="Shape4_60" draw:style-name="Mgr1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47" draw:name="Shape4_5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48" draw:name="Shape4_5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1">Calculer : <text:span text:style-name="MT47">Multiplier</text:span> </text:p>
      </style:header>
      <style:header-left>
        <text:p text:style-name="MP31">Calculer : <text:span text:style-name="MT47">Multiplier</text:span> </text:p>
      </style:header-left>
      <style:footer>
        <text:p text:style-name="MP1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draw:g text:anchor-type="paragraph" draw:z-index="250" draw:name="Shape4_55" draw:style-name="Mgr1"><draw:path draw:style-name="Mgr3" draw:text-style-name="MP7" svg:width="0.855cm" svg:height="1.172cm" svg:x="7.535cm" svg:y="-0.178cm" svg:viewBox="0 0 856 1173" svg:d="M856 1173h-856v-991c0-100 79-182 175-182h505c97 0 176 82 176 182z"><text:p/></draw:path></draw:g><text:span text:style-name="MT32">calculer</text:span><text:span text:style-name="MT33"> : </text:span><text:span text:style-name="MT48">Multiplier</text:span></text:p></draw:text-box></draw:frame></text:p>
      </style:footer>
      <style:footer-left>
        <text:p text:style-name="MP1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2">calculer</text:span><text:span text:style-name="MT33"> : </text:span><text:span text:style-name="MT48">Multiplier</text:span></text:p></draw:text-box></draw:frame><draw:g text:anchor-type="paragraph" draw:z-index="251" draw:name="Shape4_262" draw:style-name="Mgr1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52" draw:name="Shape4_5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53" draw:name="Shape4_5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5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1"><draw:frame draw:style-name="Mfr3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32">calculer</text:span><text:span text:style-name="MT33"> : </text:span><text:span text:style-name="MT32">additionner et soustraire</text:span></text:p></draw:text-box></draw:frame><draw:g text:anchor-type="paragraph" draw:z-index="255" draw:name="Shape4_47" draw:style-name="Mgr1"><draw:path draw:style-name="Mgr3" draw:text-style-name="MP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32">calculer</text:span><text:span text:style-name="MT33"> : </text:span><text:span text:style-name="MT32">additionner et soustraire</text:span></text:p></draw:text-box></draw:frame><draw:g text:anchor-type="paragraph" draw:z-index="256" draw:name="Shape4_261" draw:style-name="Mgr1"><draw:path draw:style-name="Mgr3" draw:text-style-name="MP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">Calculer</text:span> : <text:span text:style-name="MT3">Additionner et soustraire</text:span></text:p>
      </style:header>
      <style:header-left>
        <text:p text:style-name="_5f_Header_20_N_20_page_20_paire_20__28_G_29_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58" draw:name="Shape4_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57" draw:name="Shape4_4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path text:anchor-type="paragraph" draw:z-index="265" draw:name="Shape1_6" draw:style-name="Mgr7" draw:text-style-name="MP34" svg:width="4.329cm" svg:height="2.238cm" svg:x="-1.5cm" svg:y="-1.001cm" svg:viewBox="0 0 4330 2239" svg:d="M0 2239l3984-288c209-15 363-167 345-342l-170-1609h-4159z"><text:p/></draw:path><draw:line text:anchor-type="paragraph" draw:z-index="266" draw:name="Shape3_10" draw:style-name="Mgr8" draw:text-style-name="MP9" svg:x1="10.308cm" svg:y1="0.388cm" svg:x2="20.496cm" svg:y2="0.36cm"><text:p/></draw:line><text:span text:style-name="MT49">Fractions</text:span><text:span text:style-name="MT50"> : </text:span><text:span text:style-name="MT51">Problèmes</text:span><text:span text:style-name="MT50"> </text:span></text:p>
      </style:header>
      <style:header-left>
        <text:p text:style-name="MP33"><draw:line text:anchor-type="paragraph" draw:z-index="259" draw:name="Shape3_27" draw:style-name="Mgr8" draw:text-style-name="MP9" svg:x1="10.308cm" svg:y1="0.388cm" svg:x2="20.496cm" svg:y2="0.36cm"><text:p/></draw:line><draw:path text:anchor-type="paragraph" draw:z-index="260" draw:name="Shape1_10" draw:style-name="Mgr7" draw:text-style-name="MP34" svg:width="4.329cm" svg:height="2.238cm" svg:x="-1.5cm" svg:y="-1.001cm" svg:viewBox="0 0 4330 2239" svg:d="M0 2239l3984-288c209-15 363-167 345-342l-170-1609h-4159z"><text:p/></draw:path><text:span text:style-name="MT49">Fractions</text:span><text:span text:style-name="MT50"> : </text:span><text:span text:style-name="MT51">Problèmes</text:span><text:span text:style-name="MT50"> </text:span></text:p>
      </style:header-left>
      <style:footer>
        <text:p text:style-name="MP11"><draw:frame draw:style-name="Mfr3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61" draw:name="Shape4_4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2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69" draw:name="Shape4_4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67" draw:name="Shape4_4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4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6"><draw:line text:anchor-type="paragraph" draw:z-index="270" draw:name="Shape3_9" draw:style-name="Mgr8" draw:text-style-name="MP9" svg:x1="10.37cm" svg:y1="0.365cm" svg:x2="20.496cm" svg:y2="0.36cm"><text:p/></draw:line><draw:path text:anchor-type="paragraph" draw:z-index="271" draw:name="Shape1_4" draw:style-name="Mgr7" draw:text-style-name="MP34" svg:width="4.329cm" svg:height="2.238cm" svg:x="-1.5cm" svg:y="-7.4cm" svg:viewBox="0 0 4330 2239" svg:d="M0 2239l3984-288c209-15 363-167 345-342l-170-1609h-4159z"><text:p/></draw:path><text:span text:style-name="MT53">Fractions</text:span> : <text:span text:style-name="MT53">Opérations</text:span> </text:p>
      </style:header>
      <style:header-left>
        <text:p text:style-name="MP36"><draw:path text:anchor-type="paragraph" draw:z-index="272" draw:name="Shape1_8" draw:style-name="Mgr7" draw:text-style-name="MP34" svg:width="4.329cm" svg:height="2.238cm" svg:x="-1.5cm" svg:y="-7.4cm" svg:viewBox="0 0 4330 2239" svg:d="M0 2239l3984-288c209-15 363-167 345-342l-170-1609h-4159z"><text:p/></draw:path><draw:line text:anchor-type="paragraph" draw:z-index="273" draw:name="Shape3_26" draw:style-name="Mgr8" draw:text-style-name="MP9" svg:x1="10.37cm" svg:y1="0.365cm" svg:x2="20.496cm" svg:y2="0.36cm"><text:p/></draw:line><text:span text:style-name="MT53">Fractions</text:span> : <text:span text:style-name="MT53">Opérations</text:span> </text:p>
      </style:header-left>
      <style:footer>
        <text:p text:style-name="MP11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4" draw:name="Shape4_3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2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75" draw:name="Shape4_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76" draw:name="Shape4_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4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8"><draw:line text:anchor-type="paragraph" draw:z-index="278" draw:name="Shape3_8" draw:style-name="Mgr8" draw:text-style-name="MP9" svg:x1="17.736cm" svg:y1="0.376cm" svg:x2="20.496cm" svg:y2="0.36cm"><text:p/></draw:line><text:span text:style-name="MT54">Fractions</text:span> : <text:span text:style-name="MT54">Fractions, décimaux et comparaison</text:span></text:p>
      </style:header>
      <style:header-left>
        <text:p text:style-name="MP38"><draw:line text:anchor-type="paragraph" draw:z-index="279" draw:name="Shape3_25" draw:style-name="Mgr8" draw:text-style-name="MP9" svg:x1="17.736cm" svg:y1="0.376cm" svg:x2="20.496cm" svg:y2="0.36cm"><text:p/></draw:line><text:span text:style-name="MT54">Fractions</text:span> : <text:span text:style-name="MT54">Fractions, décimaux et comparaison</text:span></text:p>
      </style:header-left>
      <style:footer>
        <text:p text:style-name="MP11"><draw:frame draw:style-name="Mfr3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80" draw:name="Shape4_3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2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81" draw:name="Shape4_3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82" draw:name="Shape4_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3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0"><draw:line text:anchor-type="paragraph" draw:z-index="284" draw:name="Shape3_24" draw:style-name="Mgr8" draw:text-style-name="MP9" svg:x1="11.52cm" svg:y1="0.376cm" svg:x2="20.496cm" svg:y2="0.36cm"><text:p/></draw:line><text:span text:style-name="MT55">Fractions</text:span> : <text:span text:style-name="MT55">Droite graduée</text:span></text:p>
      </style:header>
      <style:header-left>
        <text:p text:style-name="MP40"><draw:line text:anchor-type="paragraph" draw:z-index="285" draw:name="Shape3_28" draw:style-name="Mgr8" draw:text-style-name="MP9" svg:x1="11.52cm" svg:y1="0.376cm" svg:x2="20.496cm" svg:y2="0.36cm"><text:p/></draw:line><text:span text:style-name="MT55">Fractions</text:span> : <text:span text:style-name="MT55">Droite graduée</text:span></text:p>
      </style:header-left>
      <style:footer>
        <text:p text:style-name="MP11"><draw:frame draw:style-name="Mfr3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6" draw:name="Shape4_30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89" draw:name="Shape4_2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87" draw:name="Shape4_3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3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2"><draw:line text:anchor-type="paragraph" draw:z-index="290" draw:name="Shape3_14" draw:style-name="Mgr8" draw:text-style-name="MP9" svg:x1="12.876cm" svg:y1="0.392cm" svg:x2="20.496cm" svg:y2="0.36cm"><text:p/></draw:line><draw:path text:anchor-type="paragraph" draw:z-index="291" draw:name="Shape1_3" draw:style-name="Mgr7" draw:text-style-name="MP34" svg:width="4.329cm" svg:height="2.238cm" svg:x="-1.8cm" svg:y="-8.982cm" svg:viewBox="0 0 4330 2239" svg:d="M0 2239l3984-288c209-15 363-167 345-342l-170-1609h-4159z"><text:p/></draw:path><text:span text:style-name="MT56">Fractions</text:span> : <text:span text:style-name="MT56">Vocabulaire et sens</text:span></text:p>
      </style:header>
      <style:header-left>
        <text:p text:style-name="MP42"><draw:line text:anchor-type="paragraph" draw:z-index="292" draw:name="Shape3_23" draw:style-name="Mgr8" draw:text-style-name="MP9" svg:x1="12.876cm" svg:y1="0.392cm" svg:x2="20.496cm" svg:y2="0.36cm"><text:p/></draw:line><draw:path text:anchor-type="paragraph" draw:z-index="293" draw:name="Shape1_7" draw:style-name="Mgr7" draw:text-style-name="MP34" svg:width="4.329cm" svg:height="2.238cm" svg:x="-1.8cm" svg:y="-8.982cm" svg:viewBox="0 0 4330 2239" svg:d="M0 2239l3984-288c209-15 363-167 345-342l-170-1609h-4159z"><text:p/></draw:path><text:span text:style-name="MT56">Fractions</text:span> : <text:span text:style-name="MT56">Vocabulaire et sens</text:span></text:p>
      </style:header-left>
      <style:footer>
        <text:p text:style-name="MP11"><draw:frame draw:style-name="Mfr3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4" draw:name="Shape4_26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52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95" draw:name="Shape4_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96" draw:name="Shape4_2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4"><draw:path text:anchor-type="paragraph" draw:z-index="298" draw:name="Shape1_1" draw:style-name="Mgr7" draw:text-style-name="MP34" svg:width="4.329cm" svg:height="2.238cm" svg:x="-1.8cm" svg:y="-8.982cm" svg:viewBox="0 0 4330 2239" svg:d="M0 2239l3984-288c209-15 363-167 345-342l-170-1609h-4159z"><text:p/></draw:path><draw:line text:anchor-type="paragraph" draw:z-index="299" draw:name="Shape3_13" draw:style-name="Mgr8" draw:text-style-name="MP9" svg:x1="15.337cm" svg:y1="0.36cm" svg:x2="20.496cm" svg:y2="0.36cm"><text:p/></draw:line><text:span text:style-name="MT57">Fractions</text:span> : <text:span text:style-name="MT57">Représentation géométrique</text:span></text:p>
      </style:header>
      <style:header-left>
        <text:p text:style-name="MP44"><draw:line text:anchor-type="paragraph" draw:z-index="300" draw:name="Shape3_21" draw:style-name="Mgr8" draw:text-style-name="MP9" svg:x1="15.337cm" svg:y1="0.36cm" svg:x2="20.496cm" svg:y2="0.36cm"><text:p/></draw:line><draw:path text:anchor-type="paragraph" draw:z-index="301" draw:name="Shape1_13" draw:style-name="Mgr7" draw:text-style-name="MP34" svg:width="4.329cm" svg:height="2.238cm" svg:x="-1.8cm" svg:y="-8.982cm" svg:viewBox="0 0 4330 2239" svg:d="M0 2239l3984-288c209-15 363-167 345-342l-170-1609h-4159z"><text:p/></draw:path><text:span text:style-name="MT57">Fractions</text:span> : <text:span text:style-name="MT57">Représentation géométrique</text:span></text:p>
      </style:header-left>
      <style:footer>
        <text:p text:style-name="MP11"><draw:frame draw:style-name="Mfr3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52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02" draw:name="Shape4_2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03" draw:name="Shape4_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6"><draw:line text:anchor-type="paragraph" draw:z-index="305" draw:name="Shape3_5" draw:style-name="Mgr8" draw:text-style-name="MP9" svg:x1="18.701cm" svg:y1="0.36cm" svg:x2="20.497cm" svg:y2="0.36cm"><text:p/></draw:line><text:span text:style-name="MT58">Nombres entiers et décimaux</text:span> : <text:span text:style-name="MT58">Comparer, encadrer</text:span></text:p>
      </style:header>
      <style:header-left>
        <text:p text:style-name="MP46"><draw:line text:anchor-type="paragraph" draw:z-index="306" draw:name="Shape3_6" draw:style-name="Mgr8" draw:text-style-name="MP9" svg:x1="18.701cm" svg:y1="0.36cm" svg:x2="20.497cm" svg:y2="0.36cm"><text:p/></draw:line><text:span text:style-name="MT58">Nombres entiers et décimaux</text:span> : <text:span text:style-name="MT58">Comparer, encadrer</text:span></text:p>
      </style:header-left>
      <style:footer>
        <text:p text:style-name="MP11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7" draw:name="Shape4_1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52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08" draw:name="Shape4_1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09" draw:name="Shape4_2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8"><draw:line text:anchor-type="paragraph" draw:z-index="311" draw:name="Shape3_2" draw:style-name="Mgr8" draw:text-style-name="MP9" svg:x1="16.083cm" svg:y1="0.383cm" svg:x2="20.496cm" svg:y2="0.36cm"><text:p/></draw:line>Nombres entiers et décimaux : Numération</text:p>
      </style:header>
      <style:header-left>
        <text:p text:style-name="MP48"><draw:line text:anchor-type="paragraph" draw:z-index="312" draw:name="Shape3_3" draw:style-name="Mgr9" draw:text-style-name="MP9" svg:x1="16.085cm" svg:y1="1.458cm" svg:x2="20.498cm" svg:y2="1.435cm"><text:p/></draw:line>Nombres entiers et décimaux : Numération</text:p>
      </style:header-left>
      <style:footer>
        <text:p text:style-name="MP11"><draw:g text:anchor-type="paragraph" draw:z-index="313" draw:name="Shape4_4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52">N</text:span>ombres entiers et décimaux : numération</text:p></draw:text-box></draw:frame></text:p>
      </style:footer>
      <style:footer-left>
        <text:p text:style-name="MP11"><draw:g text:anchor-type="paragraph" draw:z-index="314" draw:name="Shape4_8" draw:style-name="Mgr1"><draw:path draw:style-name="Mgr3" draw:text-style-name="MP7" svg:width="0.855cm" svg:height="1.172cm" svg:x="-0.217cm" svg:y="-0.175cm" svg:viewBox="0 0 856 1173" svg:d="M856 1173h-856v-991c0-100 79-182 175-182h505c97 0 176 82 176 182z"><text:p/></draw:path></draw:g><draw:frame draw:style-name="Mfr3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52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15" draw:name="Shape4_7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16" draw:name="Shape4_11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9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0"><draw:line text:anchor-type="paragraph" draw:z-index="318" draw:name="Shape3_15" draw:style-name="Mgr8" draw:text-style-name="MP9" svg:x1="17.597cm" svg:y1="0.383cm" svg:x2="19.595cm" svg:y2="0.383cm"><text:p/></draw:line><text:span text:style-name="MT50">Nombres entiers et décimaux : </text:span><text:span text:style-name="Character_5f_20_5f_style"><text:span text:style-name="MT59">×</text:span></text:span><text:span text:style-name="MT60"> 10, 100, 1000</text:span></text:p>
      </style:header>
      <style:header-left>
        <text:p text:style-name="MP50"><draw:line text:anchor-type="paragraph" draw:z-index="319" draw:name="Shape3_19" draw:style-name="Mgr8" draw:text-style-name="MP9" svg:x1="17.597cm" svg:y1="0.383cm" svg:x2="19.595cm" svg:y2="0.383cm"><text:p/></draw:line><text:span text:style-name="MT50">Nombres entiers et décimaux : </text:span><text:span text:style-name="Character_5f_20_5f_style"><text:span text:style-name="MT59">×</text:span></text:span><text:span text:style-name="MT60"> 10, 100, 1000</text:span></text:p>
      </style:header-left>
      <style:footer>
        <text:p text:style-name="MP11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20" draw:name="Shape4_15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32">N</text:span><text:span text:style-name="MT61">ombres entiers et décimaux : </text:span><text:span text:style-name="Character_5f_20_5f_style"><text:span text:style-name="MT59">×</text:span></text:span><text:span text:style-name="MT62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21" draw:name="Shape4_1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22" draw:name="Shape4_10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5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25" draw:name="Shape4_1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26" draw:name="Shape4_1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11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0"><draw:line text:anchor-type="paragraph" draw:z-index="330" draw:name="Shape3_22" draw:style-name="Mgr10" draw:text-style-name="MP9" svg:x1="16.575cm" svg:y1="0cm" svg:x2="19.073cm" svg:y2="0cm"><text:p/></draw:line><text:span text:style-name="MT50">Nombres entiers et décimaux : </text:span><text:span text:style-name="MT63">La droite graduée</text:span></text:p>
      </style:header>
      <style:header-left>
        <text:p text:style-name="MP50"><draw:line text:anchor-type="paragraph" draw:z-index="328" draw:name="Shape3_37" draw:style-name="Mgr8" draw:text-style-name="MP9" svg:x1="17.999cm" svg:y1="0.36cm" svg:x2="20.497cm" svg:y2="0.36cm"><text:p/></draw:line><text:span text:style-name="MT50">Nombres entiers et décimaux : </text:span><text:span text:style-name="MT63">La droite graduée</text:span></text:p>
      </style:header-left>
      <style:footer>
        <text:p text:style-name="MP1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9" draw:name="Shape4_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32">N</text:span><text:span text:style-name="MT61">ombres entiers et décimaux : </text:span><text:span text:style-name="MT64">la droite graduée</text:span></text:p></draw:text-box></draw:frame></text:p>
      </style:footer>
      <style:footer-left>
        <text:p text:style-name="MP11"><draw:frame draw:style-name="Mfr3" draw:name="Frame1712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24" draw:name="Shape4_1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32">N</text:span><text:span text:style-name="MT61">ombres entiers et décimaux : </text:span><text:span text:style-name="MT64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24" draw:name="Shape4_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25" draw:name="Shape4_7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7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30">Calculer : </text:span><text:span text:style-name="MT65">Priorités opératoires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65">Priorités opératoires</text:span><text:span text:style-name="MT30"> </text:span></text:p>
      </style:header-left>
      <style:footer>
        <text:p text:style-name="MP1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2" draw:name="Shape4_67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32">calculer</text:span><text:span text:style-name="MT33"> : </text:span><text:span text:style-name="MT66">priorités opératoires</text:span></text:p></draw:text-box></draw:frame></text:p>
      </style:footer>
      <style:footer-left>
        <text:p text:style-name="MP1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2">calculer</text:span><text:span text:style-name="MT33"> : </text:span><text:span text:style-name="MT66">priorités opératoires</text:span></text:p></draw:text-box></draw:frame><draw:g text:anchor-type="paragraph" draw:z-index="233" draw:name="Shape4_69" draw:style-name="Mgr1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67">P</text:span>roportionnalité </text:p>
      </style:header>
      <style:header-left>
        <text:p text:style-name="_5f_Header_20_D_20_page_20_paire_20__28_G_29_"><text:span text:style-name="MT11"><text:tab/>Proportionnalité et pourcentage</text:span><text:span text:style-name="MT12"> </text:span>: <text:span text:style-name="MT11">proportionnalité</text:span> </text:p>
      </style:header-left>
      <style:footer>
        <text:p text:style-name="MP11"><draw:frame draw:style-name="Mfr3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04" draw:name="Shape4_73" draw:style-name="Mgr1"><draw:path draw:style-name="Mgr4" draw:text-style-name="MP22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05" draw:name="Shape4_8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6"/>
      </style:header>
      <style:header-left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6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Proportionnalité et pourcentages : proportionalité</text:p></draw:text-box></draw:frame><draw:g text:anchor-type="paragraph" draw:z-index="206" draw:name="Shape4_22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: </text:p></draw:text-box></draw:frame><draw:g text:anchor-type="paragraph" draw:z-index="207" draw:name="Shape4_257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08" draw:name="Shape4_7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09" draw:name="Shape4_10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10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5" draw:name="Shape3_4" draw:style-name="Mgr5" draw:text-style-name="MP9" svg:x1="12.104cm" svg:y1="0.392cm" svg:x2="20.497cm" svg:y2="0.36cm"><text:p/></draw:line><text:span text:style-name="MT6">Périmètre</text:span> : <text:span text:style-name="MT68">Coder et calculer</text:span></text:p>
      </style:header>
      <style:header-left>
        <text:p text:style-name="_5f_Header_20_M_20_page_20_impaire_20__28_D_29_"><draw:line text:anchor-type="paragraph" draw:z-index="211" draw:name="Shape3_18" draw:style-name="Mgr5" draw:text-style-name="MP9" svg:x1="12.104cm" svg:y1="0.392cm" svg:x2="20.497cm" svg:y2="0.36cm"><text:p/></draw:line><text:span text:style-name="MT6">Périmètre</text:span> : <text:span text:style-name="MT68">Coder et calculer</text:span></text:p>
      </style:header-left>
      <style:footer>
        <text:p text:style-name="MP1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12" draw:name="Shape4_1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">Périmètre : </text:span><text:span text:style-name="MT69">coder et calculer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37" draw:name="Shape4_8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34" draw:name="Shape4_2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1" draw:name="Shape3_7" draw:style-name="Mgr11" draw:text-style-name="MP9" svg:x1="15.12cm" svg:y1="0.36cm" svg:x2="20.496cm" svg:y2="0.36cm"><text:p/></draw:line><text:s/><text:span text:style-name="MT70">Angles : </text:span>Angles : <text:span text:style-name="MT71">Comprendre la notion d’angle</text:span></text:p>
      </style:header>
      <style:header-left>
        <text:p text:style-name="MP54"><draw:line text:anchor-type="paragraph" draw:z-index="12" draw:name="Shape3_29" draw:style-name="Mgr11" draw:text-style-name="MP9" svg:x1="15.12cm" svg:y1="0.36cm" svg:x2="20.496cm" svg:y2="0.36cm"><text:p/></draw:line>Angles : <text:span text:style-name="MT71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73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72">Angles : </text:span><text:span text:style-name="MT74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75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56"><draw:line text:anchor-type="paragraph" draw:z-index="343" draw:name="Shape3_33" draw:style-name="Mgr11" draw:text-style-name="MP9" svg:x1="15.12cm" svg:y1="0.36cm" svg:x2="20.496cm" svg:y2="0.36cm"><text:p/></draw:line><text:s/><text:span text:style-name="MT76">Angles</text:span> : <text:span text:style-name="MT71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7">Angles</text:span><text:span text:style-name="MT5"> : </text:span><text:span text:style-name="MT77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4" draw:name="Shape3_35" draw:style-name="Mgr11" draw:text-style-name="MP9" svg:x1="11.344cm" svg:y1="0.358cm" svg:x2="20.497cm" svg:y2="0.36cm"><text:p/></draw:line><text:span text:style-name="MT78">Angles </text:span>: Nommer un angle</text:p>
      </style:header>
      <style:footer>
        <text:p text:style-name="MP1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7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42" draw:name="Shape4_1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40" draw:name="Shape4_18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8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_5f_Header_20_G_20_page_20_paire_20__28_G_29_"><draw:line text:anchor-type="paragraph" draw:z-index="337" draw:name="Shape3_30" draw:style-name="Mgr11" draw:text-style-name="MP9" svg:x1="11.435cm" svg:y1="0.388cm" svg:x2="20.496cm" svg:y2="0.36cm"><text:p/></draw:line><text:span text:style-name="MT79">Angles</text:span> : <text:span text:style-name="MT79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38" draw:name="Shape4_17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0">Angles </text:span><text:span text:style-name="MT5">: </text:span><text:span text:style-name="MT8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9" draw:name="Shape3_31" draw:style-name="Mgr11" draw:text-style-name="MP9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6" draw:name="Shape3_32" draw:style-name="Mgr11" draw:text-style-name="MP9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73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81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73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33" draw:name="Shape4_18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34" draw:name="Shape4_18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1" draw:name="Shape3_34" draw:style-name="Mgr11" draw:text-style-name="MP9" svg:x1="15.448cm" svg:y1="0.365cm" svg:x2="20.496cm" svg:y2="0.36cm"><text:p/></draw:line><text:span text:style-name="MT82">Angles</text:span><text:span text:style-name="MT83"> : </text:span><text:span text:style-name="MT84">Calculer des mesures d’angle</text:span></text:p>
      </style:header>
      <style:header-left>
        <text:p text:style-name="_5f_Header_20_G_20_page_20_paire_20__28_G_29_"><draw:line text:anchor-type="paragraph" draw:z-index="332" draw:name="Shape3_36" draw:style-name="Mgr11" draw:text-style-name="MP9" svg:x1="15.448cm" svg:y1="0.365cm" svg:x2="20.496cm" svg:y2="0.36cm"><text:p/></draw:line><text:span text:style-name="MT82">Angles : </text:span><text:span text:style-name="MT84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73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85">Calculer des </text:span><text:span text:style-name="MT81">Mesure</text:span><text:span text:style-name="MT85">s</text:span><text:span text:style-name="MT81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86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58"><draw:line text:anchor-type="paragraph" draw:z-index="262" draw:name="Shape3_39" draw:style-name="Mgr8" draw:text-style-name="MP9" svg:x1="10.308cm" svg:y1="0.388cm" svg:x2="20.496cm" svg:y2="0.36cm"><text:p/></draw:line><draw:path text:anchor-type="paragraph" draw:z-index="263" draw:name="Shape1_12" draw:style-name="Mgr7" draw:text-style-name="MP34" svg:width="4.329cm" svg:height="2.238cm" svg:x="-1.5cm" svg:y="-1.001cm" svg:viewBox="0 0 4330 2239" svg:d="M0 2239l3984-288c209-15 363-167 345-342l-170-1609h-4159z"><text:p/></draw:path><text:span text:style-name="MT49">Fractions</text:span><text:span text:style-name="MT50"> : </text:span><text:span text:style-name="MT51">Problèmes</text:span><text:span text:style-name="MT50"> </text:span></text:p>
      </style:header>
      <style:footer>
        <text:p text:style-name="MP11"><draw:frame draw:style-name="Mfr3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4" draw:name="Shape4_25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2">F</text:span>ractions : Problèmes</text:p></draw:text-box></draw:frame></text:p>
      </style:footer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7" draw:name="Shape4_145" draw:style-name="Mgr1"><draw:path draw:style-name="Mgr3" draw:text-style-name="MP7" svg:width="0.855cm" svg:height="1.172cm" svg:x="18.451cm" svg:y="-0.104cm" svg:viewBox="0 0 856 1173" svg:d="M856 1173h-856v-991c0-100 79-182 175-182h505c97 0 176 82 176 182z"><text:p/></draw:path></draw:g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88">Volume</text:span><text:span text:style-name="MT5"> </text:span></text:p></draw:text-box></draw:frame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1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Conversions d’unités : longueurs</text:p></draw:text-box></draw:frame><draw:g text:anchor-type="paragraph" draw:z-index="174" draw:name="Shape4_1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5" draw:name="Shape4_13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6" draw:name="Shape4_177" draw:style-name="Mgr1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9">Conversions d’unités : longueurs</text:span></text:p>
      </style:header>
      <style:header-left>
        <text:p text:style-name="_5f_Header_20_N_20_page_20_impaire_20__28_D_29_"><text:s/><text:span text:style-name="MT89">Conversions d’unités : longueurs</text:span></text:p>
      </style:header-left>
      <style:footer>
        <text:p text:style-name="MP5"><draw:frame draw:style-name="Mfr3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longueurs</text:span><text:span text:style-name="MT5"> </text:span></text:p></draw:text-box></draw:frame><draw:g text:anchor-type="paragraph" draw:z-index="171" draw:name="Shape4_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72" draw:name="Shape4_12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90">masses</text:span></text:p>
      </style:header>
      <style:header-left>
        <text:p text:style-name="_5f_Header_20_N_20_page_20_impaire_20__28_D_29_"><text:s/><text:span text:style-name="MT89">Conversions d’unités : </text:span><text:span text:style-name="MT90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91">masses</text:span><text:span text:style-name="MT5"> </text:span></text:p></draw:text-box></draw:frame><draw:g text:anchor-type="paragraph" draw:z-index="168" draw:name="Shape4_12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69" draw:name="Shape4_12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3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0"><text:s/></text:span><text:span text:style-name="MT89">Conversions d’unités : </text:span><text:span text:style-name="MT90">masses</text:span></text:p>
      </style:header>
      <style:header-left>
        <text:p text:style-name="_5f_Header_20_N_20_page_20_impaire_20__28_D_29_"><text:span text:style-name="MT90"><text:s/></text:span><text:span text:style-name="MT89">Conversions d’unités : </text:span><text:span text:style-name="MT90">masses</text:span></text:p>
      </style:header-left>
      <style:footer>
        <text:p text:style-name="MP63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92">Masses</text:span><text:span text:style-name="MT5"> </text:span></text:p></draw:text-box></draw:frame><draw:g text:anchor-type="paragraph" draw:z-index="165" draw:name="Shape4_12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6" draw:name="Shape4_12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7" draw:name="Shape4_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3">Conversions d’unités : </text:span><text:span text:style-name="MT94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9">Conversions d’unités : </text:span><text:span text:style-name="MT95">Capacités</text:span></text:p>
      </style:header>
      <style:header-left>
        <text:p text:style-name="Header"><text:s/><text:span text:style-name="MT89">Conversions d’unités : </text:span><text:span text:style-name="MT95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96">capacités</text:span><text:span text:style-name="MT5"> </text:span></text:p></draw:text-box></draw:frame><draw:g text:anchor-type="paragraph" draw:z-index="162" draw:name="Shape4_13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63" draw:name="Shape4_13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95">Capacités</text:span></text:p>
      </style:header>
      <style:header-left>
        <text:p text:style-name="_5f_Header_20_N_20_page_20_impaire_20__28_D_29_"><text:span text:style-name="MT97">Conversions d’unités : </text:span><text:span text:style-name="MT95">Capacités</text:span></text:p>
      </style:header-left>
      <style:footer>
        <text:p text:style-name="MP1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98">Capacités</text:span><text:span text:style-name="MT5"> </text:span></text:p></draw:text-box></draw:frame><draw:g text:anchor-type="paragraph" draw:z-index="161" draw:name="Shape4_14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9">Conversions d’unités : </text:span><text:span text:style-name="MT99">Temps et d</text:span><text:span text:style-name="MT100">urées</text:span></text:p>
      </style:header>
      <style:header-left>
        <text:p text:style-name="Header"><text:s/><text:span text:style-name="MT89">Conversions d’unités : </text:span><text:span text:style-name="MT99">Temps et d</text:span><text:span text:style-name="MT100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01">temps et </text:span><text:span text:style-name="MT102">durées</text:span><text:span text:style-name="MT5"> </text:span></text:p></draw:text-box></draw:frame><draw:g text:anchor-type="paragraph" draw:z-index="158" draw:name="Shape4_13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59" draw:name="Shape4_13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99">Temps et d</text:span><text:span text:style-name="MT100">urées</text:span></text:p>
      </style:header>
      <style:header-left>
        <text:p text:style-name="_5f_Header_20_N_20_page_20_impaire_20__28_D_29_"><text:span text:style-name="MT97">Conversions d’unités : </text:span><text:span text:style-name="MT99">Temps et d</text:span><text:span text:style-name="MT100">urées</text:span></text:p>
      </style:header-left>
      <style:footer>
        <text:p text:style-name="MP1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01">temps et </text:span><text:span text:style-name="MT102">durées</text:span><text:span text:style-name="MT5"> </text:span></text:p></draw:text-box></draw:frame><draw:g text:anchor-type="paragraph" draw:z-index="156" draw:name="Shape4_13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7" draw:name="Shape4_14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3">Conversions d’unités : </text:span><text:span text:style-name="MT101">temps et </text:span><text:span text:style-name="MT102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103">Temps et durées</text:span></text:p>
      </style:header>
      <style:header-left>
        <text:p text:style-name="_5f_Header_20_N_20_page_20_impaire_20__28_D_29_"><text:s/><text:span text:style-name="MT89">Conversions d’unités : </text:span><text:span text:style-name="MT103">Temps et durées</text:span></text:p>
      </style:header-left>
      <style:footer>
        <text:p text:style-name="MP5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04">Temps et </text:span><text:span text:style-name="MT105">Durée</text:span><text:span text:style-name="MT5"> </text:span></text:p></draw:text-box></draw:frame><draw:g text:anchor-type="paragraph" draw:z-index="153" draw:name="Shape4_1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54" draw:name="Shape4_14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4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106">Vitesse</text:span></text:p>
      </style:header>
      <style:header-left>
        <text:p text:style-name="_5f_Header_20_N_20_page_20_impaire_20__28_D_29_"><text:span text:style-name="MT97">Conversions d’unités : </text:span><text:span text:style-name="MT106">Vitesse</text:span></text:p>
      </style:header-left>
      <style:footer>
        <text:p text:style-name="MP1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07">vitesse</text:span><text:span text:style-name="MT5"> </text:span></text:p></draw:text-box></draw:frame><draw:g text:anchor-type="paragraph" draw:z-index="151" draw:name="Shape4_14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2" draw:name="Shape4_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3">Conversions d’unités : </text:span><text:span text:style-name="MT107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9">Conversions d’unités : </text:span><text:span text:style-name="MT108">Aires</text:span></text:p>
      </style:header>
      <style:header-left>
        <text:p text:style-name="Header"><text:s/><text:span text:style-name="MT89">Conversions d’unités : </text:span><text:span text:style-name="MT108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09">aires</text:span></text:p></draw:text-box></draw:frame><draw:g text:anchor-type="paragraph" draw:z-index="148" draw:name="Shape4_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49" draw:name="Shape4_15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7">Conversions d’unités : </text:span><text:span text:style-name="MT108">Aires</text:span></text:p>
      </style:header>
      <style:header-left>
        <text:p text:style-name="_5f_Header_20_N_20_page_20_paire_20__28_G_29_"><text:span text:style-name="MT97">Conversions d’unités : </text:span><text:span text:style-name="MT108">Aires</text:span></text:p>
      </style:header-left>
      <style:footer>
        <text:p text:style-name="MP1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7">Conversions d’unités : </text:span><text:span text:style-name="MT109">Aires</text:span></text:h></draw:text-box></draw:frame><draw:g text:anchor-type="paragraph" draw:z-index="147" draw:name="Shape4_1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110">Problèmes</text:span></text:p>
      </style:header>
      <style:header-left>
        <text:p text:style-name="_5f_Header_20_N_20_page_20_paire_20__28_G_29_"><text:s/><text:span text:style-name="MT89">Conversions d’unités : </text:span><text:span text:style-name="MT110">Problèmes</text:span></text:p>
      </style:header-left>
      <style:footer>
        <text:p text:style-name="MP5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11">problèmes</text:span></text:p></draw:text-box></draw:frame><draw:g text:anchor-type="paragraph" draw:z-index="145" draw:name="Shape4_14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12">Conversions d’unités </text:span><text:span text:style-name="MT5">: </text:span><text:span text:style-name="MT112">problèmes</text:span></text:p></draw:text-box></draw:frame><draw:g text:anchor-type="paragraph" draw:z-index="146" draw:name="Shape4_63" draw:style-name="Mgr1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97">Conversions d’unités : </text:span><text:span text:style-name="MT110">Problèmes</text:span></text:p>
      </style:header>
      <style:header-left>
        <text:p text:style-name="MP65"><text:span text:style-name="MT97">Conversions d’unités : </text:span><text:span text:style-name="MT110">Problèmes</text:span></text:p>
      </style:header-left>
      <style:footer>
        <text:p text:style-name="MP1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11">problèmes</text:span></text:p></draw:text-box></draw:frame><draw:g text:anchor-type="paragraph" draw:z-index="143" draw:name="Shape4_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4"><text:span text:style-name="MT93">Conversions d’unités : </text:span><text:span text:style-name="MT111">problèmes</text:span></text:p></draw:text-box></draw:frame><draw:g text:anchor-type="paragraph" draw:z-index="144" draw:name="Shape4_142" draw:style-name="Mgr1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40" draw:name="Shape4_10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41" draw:name="Shape4_15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15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3"><text:s text:c="15"/>A</text:span>ires : Aire et unité</text:p>
      </style:header>
      <style:header-left>
        <text:p text:style-name="MP66"><text:span text:style-name="MT113"><text:s text:c="15"/>A</text:span>ires : Aire et unité</text:p>
      </style:header-left>
      <style:footer>
        <text:p text:style-name="MP1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9" draw:name="Shape4_15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37">Géométrie plane, </text:span><text:span text:style-name="MT114">partie 1</text:span> : <text:span text:style-name="MT115">Assembler et décomposer</text:span></text:p>
      </style:header>
      <style:footer>
        <text:p text:style-name="MP11"><draw:frame draw:style-name="Mfr3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37" draw:name="Shape4_216" draw:style-name="Mgr1"><draw:path draw:style-name="Mgr6" draw:text-style-name="MP1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8" draw:name="Shape4_217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, </text:span><text:span text:style-name="MT117">partie 1</text:span><text:span text:style-name="MT41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19">Géométrie plane</text:span><text:span text:style-name="MT120"> : </text:span><text:span text:style-name="MT121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22">vocabulaire</text:span></text:p></draw:text-box></draw:frame><draw:g text:anchor-type="paragraph" draw:z-index="135" draw:name="Shape4_213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22">vocabulaire</text:span></text:p></draw:text-box></draw:frame><draw:g text:anchor-type="paragraph" draw:z-index="136" draw:name="Shape4_214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37">Géométrie plane, </text:span><text:span text:style-name="MT114">partie 1</text:span> : <text:span text:style-name="MT123">coder</text:span></text:p>
      </style:header>
      <style:footer>
        <text:p text:style-name="MP1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33" draw:name="Shape4_211" draw:style-name="Mgr1"><draw:path draw:style-name="Mgr6" draw:text-style-name="MP1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41">Géométrie plane, </text:span><text:span text:style-name="MT117">partie 1</text:span><text:span text:style-name="MT41"> : </text:span><text:span text:style-name="MT124">coder</text:span></text:p></draw:text-box></draw:frame><draw:g text:anchor-type="paragraph" draw:z-index="134" draw:name="Shape4_212" draw:style-name="Mgr1"><draw:path draw:style-name="Mgr6" draw:text-style-name="MP18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19">Géométrie plane</text:span><text:span text:style-name="MT120"> : </text:span><text:span text:style-name="MT121">Vocabulaire</text:span></text:p>
      </style:header>
      <style:header-left>
        <text:p text:style-name="MP70"><text:span text:style-name="MT119">Géométrie plane</text:span><text:span text:style-name="MT120"> : </text:span><text:span text:style-name="MT121">Vocabulaire</text:span></text:p>
      </style:header-left>
      <style:footer>
        <text:p text:style-name="MP5"><draw:frame draw:style-name="Mfr3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22">vocabulaire</text:span></text:p></draw:text-box></draw:frame><draw:g text:anchor-type="paragraph" draw:z-index="131" draw:name="Shape4_209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22">vocabulaire</text:span></text:p></draw:text-box></draw:frame><draw:g text:anchor-type="paragraph" draw:z-index="132" draw:name="Shape4_210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37">Géométrie plane</text:span> : <text:span text:style-name="MT38">P</text:span><text:span text:style-name="MT39">arallèles, perpendiculaires,<text:line-break/> </text:span><text:span text:style-name="MT40">distances</text:span></text:p>
      </style:header>
      <style:footer>
        <text:p text:style-name="MP11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29" draw:name="Shape4_204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42">Parallèles, perpendiculaires, </text:span><text:span text:style-name="MT43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draw:g text:anchor-type="paragraph" draw:z-index="130" draw:name="Shape4_206" draw:style-name="Mgr1"><draw:path draw:style-name="Mgr6" draw:text-style-name="MP1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127" draw:name="Shape4_205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128" draw:name="Shape4_154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37">Géométrie plane</text:span> : <text:span text:style-name="MT126">Milieu, alignement, </text:span><text:span text:style-name="MT127">appartenance</text:span></text:p>
      </style:header>
      <style:footer>
        <text:p text:style-name="MP1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5" draw:name="Shape4_15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6" draw:name="Shape4_15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23" draw:name="Shape4_149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24" draw:name="Shape4_150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37">Géométrie plane</text:span> : <text:span text:style-name="MT37">Points, droites </text:span><text:span text:style-name="MT132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21" draw:name="Shape4_20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3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2" draw:name="Shape4_203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19" draw:name="Shape4_200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20" draw:name="Shape4_201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3"><text:span text:style-name="MT24">Repères du plan : Se repérer</text:span> </text:p>
      </style:header>
      <style:footer>
        <text:p text:style-name="MP1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7" draw:name="Shape4_194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8" draw:name="Shape4_195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5">Repères du plan : Se </text:span><text:span text:style-name="MT137">déplacer</text:span></text:p></draw:text-box></draw:frame><draw:g text:anchor-type="paragraph" draw:z-index="115" draw:name="Shape4_192" draw:style-name="Mgr1"><draw:path draw:style-name="Mgr6" draw:text-style-name="MP18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pan text:style-name="MT5">Repères du plan : se </text:span><text:span text:style-name="MT137">déplacer</text:span></text:p></draw:text-box></draw:frame><draw:g text:anchor-type="paragraph" draw:z-index="116" draw:name="Shape4_193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3"><text:span text:style-name="MT24">Repères du plan : Se repérer</text:span> </text:p>
      </style:header>
      <style:footer>
        <text:p text:style-name="MP1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3" draw:name="Shape4_190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4" draw:name="Shape4_19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8">R</text:span>epères du plan : Se repérer</text:p>
      </style:header>
      <style:header-left>
        <text:p text:style-name="_5f_Header_20_G_20_page_20_paire_20__28_G_29_"><text:span text:style-name="MT18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Repères du plan : Se repérer</text:p></draw:text-box></draw:frame><draw:g text:anchor-type="paragraph" draw:z-index="111" draw:name="Shape4_117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Repères du plan : se repérer</text:p></draw:text-box></draw:frame><draw:g text:anchor-type="paragraph" draw:z-index="112" draw:name="Shape4_189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10" draw:name="Shape4_1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3" draw:name="Shape7_8" draw:style-name="Mgr5" draw:text-style-name="MP9" svg:x1="9.042cm" svg:y1="0.36cm" svg:x2="20.461cm" svg:y2="0.36cm"><text:p/></draw:line><draw:path text:anchor-type="paragraph" draw:z-index="104" draw:name="Shape5_1" draw:style-name="Mgr12" draw:text-style-name="MP81" svg:width="4.329cm" svg:height="2.24cm" svg:x="-1.499cm" svg:y="-1cm" svg:viewBox="0 0 4330 2241" svg:d="M0 2241l3984-288c209-15 363-168 345-342l-170-1611h-4159z"><text:p/></draw:path><draw:frame text:anchor-type="paragraph" draw:z-index="105" draw:name="Shape6_2" draw:style-name="Mgr13" draw:text-style-name="MP82" svg:width="2.703cm" svg:height="0.715cm" draw:transform="rotate (0.0872664625997165) translate (-0.172861111111111cm 0.218722222222222cm)"><draw:text-box><text:p text:style-name="MP9"><text:span text:style-name="MT139">Série 1</text:span></text:p></draw:text-box></draw:frame>T<text:span text:style-name="MT140">itre de la série</text:span></text:p>
      </style:header>
      <style:header-left>
        <text:p text:style-name="MP80"><draw:line text:anchor-type="paragraph" draw:z-index="107" draw:name="Shape7_9" draw:style-name="Mgr5" draw:text-style-name="MP9" svg:x1="9.042cm" svg:y1="0.36cm" svg:x2="20.461cm" svg:y2="0.36cm"><text:p/></draw:line><draw:path text:anchor-type="paragraph" draw:z-index="108" draw:name="Shape5_2" draw:style-name="Mgr12" draw:text-style-name="MP81" svg:width="4.329cm" svg:height="2.24cm" svg:x="-1.499cm" svg:y="-1cm" svg:viewBox="0 0 4330 2241" svg:d="M0 2241l3984-288c209-15 363-168 345-342l-170-1611h-4159z"><text:p/></draw:path><draw:frame text:anchor-type="paragraph" draw:z-index="109" draw:name="Shape6_5" draw:style-name="Mgr13" draw:text-style-name="MP82" svg:width="2.703cm" svg:height="0.715cm" draw:transform="rotate (0.0872664625997165) translate (-0.172861111111111cm 0.218722222222222cm)"><draw:text-box><text:p text:style-name="MP9"><text:span text:style-name="MT139">Série 1</text:span></text:p></draw:text-box></draw:frame>T<text:span text:style-name="MT140">itre de la série</text:span></text:p>
      </style:header-left>
      <style:footer>
        <text:p text:style-name="MP5"><draw:frame draw:style-name="Mfr3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6" draw:name="Shape8_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3"><text:s text:c="15"/>A</text:span>ires : Aires de triangles</text:p>
      </style:header>
      <style:footer>
        <text:p text:style-name="MP1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2" draw:name="Shape4_17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9" draw:name="Shape4_18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00" draw:name="Shape4_18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6"><text:s text:c="15"/>A</text:span><text:span text:style-name="MT142">ires : Problèmes d’aires</text:span></text:p>
      </style:header>
      <style:footer>
        <text:p text:style-name="MP1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8" draw:name="Shape4_16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5" draw:name="Shape4_1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96" draw:name="Shape4_16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6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2" draw:name="Shape4_17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93" draw:name="Shape4_17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7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3"><text:s text:c="15"/>A</text:span>ires : Aires de disques</text:p>
      </style:header>
      <style:footer>
        <text:p text:style-name="MP1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91" draw:name="Shape4_17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4" draw:name="Shape5_3" draw:style-name="Mgr12" draw:text-style-name="MP81" svg:width="4.329cm" svg:height="2.24cm" svg:x="-1.499cm" svg:y="-1cm" svg:viewBox="0 0 4330 2241" svg:d="M0 2241l3984-288c209-15 363-168 345-342l-170-1611h-4159z"><text:p/></draw:path><draw:frame text:anchor-type="paragraph" draw:z-index="85" draw:name="Shape6_3" draw:style-name="Mgr13" draw:text-style-name="MP82" svg:width="2.703cm" svg:height="0.715cm" draw:transform="rotate (0.0872664625997165) translate (-0.172861111111111cm 0.218722222222222cm)"><draw:text-box><text:p text:style-name="MP9"><text:span text:style-name="MT139">Série 1</text:span></text:p></draw:text-box></draw:frame><draw:line text:anchor-type="paragraph" draw:z-index="86" draw:name="Shape7_6" draw:style-name="Mgr5" draw:text-style-name="MP9" svg:x1="9.042cm" svg:y1="0.36cm" svg:x2="20.461cm" svg:y2="0.36cm"><text:p/></draw:line>T<text:span text:style-name="MT140">itre de la série</text:span></text:p>
      </style:header>
      <style:header-left>
        <text:p text:style-name="MP80"><draw:path text:anchor-type="paragraph" draw:z-index="88" draw:name="Shape5_4" draw:style-name="Mgr12" draw:text-style-name="MP81" svg:width="4.329cm" svg:height="2.24cm" svg:x="-1.499cm" svg:y="-1cm" svg:viewBox="0 0 4330 2241" svg:d="M0 2241l3984-288c209-15 363-168 345-342l-170-1611h-4159z"><text:p/></draw:path><draw:frame text:anchor-type="paragraph" draw:z-index="89" draw:name="Shape6_4" draw:style-name="Mgr13" draw:text-style-name="MP82" svg:width="2.703cm" svg:height="0.715cm" draw:transform="rotate (0.0872664625997165) translate (-0.172861111111111cm 0.218722222222222cm)"><draw:text-box><text:p text:style-name="MP9"><text:span text:style-name="MT139">Série 1</text:span></text:p></draw:text-box></draw:frame><draw:line text:anchor-type="paragraph" draw:z-index="90" draw:name="Shape7_3" draw:style-name="Mgr5" draw:text-style-name="MP9" svg:x1="9.042cm" svg:y1="0.36cm" svg:x2="20.461cm" svg:y2="0.36cm"><text:p/></draw:line>T<text:span text:style-name="MT140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7" draw:name="Shape8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632181005" text:style-name="_5f_Numérotation_20_des_20_exercices">
          <text:list-item>
            <text:list>
              <text:list-item>
                <text:p text:style-name="MP89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38">Volumes : </text:span><text:span text:style-name="MT145">Calculs et conversions</text:span> </text:p></draw:text-box></draw:frame><draw:g text:anchor-type="paragraph" draw:z-index="82" draw:name="Shape4_174" draw:style-name="Mgr1"><draw:path draw:style-name="Mgr2" draw:text-style-name="MP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5948118738444" text:continue-numbering="true" text:style-name="_5f_Numérotation_20_des_20_exercices">
          <text:list-item>
            <text:list>
              <text:list-item>
                <text:p text:style-name="MP89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38">Volumes : </text:span><text:span text:style-name="MT145">Calculs et conversions</text:span> </text:p></draw:text-box></draw:frame><draw:g text:anchor-type="paragraph" draw:z-index="83" draw:name="Shape4_175" draw:style-name="Mgr1"><draw:path draw:style-name="Mgr2" draw:text-style-name="MP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3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80" draw:name="Shape4_196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81" draw:name="Shape4_197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37">Géométrie plane</text:span> : <text:span text:style-name="MT146">D</text:span><text:span text:style-name="MT37">roites, </text:span><text:span text:style-name="MT147">demi-droites </text:span><text:span text:style-name="MT148">&amp; </text:span><text:span text:style-name="MT147">segments</text:span></text:p>
      </style:header>
      <style:footer>
        <text:p text:style-name="MP5"><draw:frame draw:style-name="Mfr3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8" draw:name="Shape4_198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6">Géométrie plane : </text:span><text:span text:style-name="MT41">droites, </text:span><text:span text:style-name="MT149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9" draw:name="Shape4_199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3"><text:s text:c="15"/>A</text:span>ires : Aire par comptage</text:p>
      </style:header>
      <style:footer>
        <text:p text:style-name="MP1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7" draw:name="Shape4_16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50">Aires</text:span><text:span text:style-name="MT1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74" draw:name="Shape4_16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75" draw:name="Shape4_1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16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71" draw:name="Shape4_15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72" draw:name="Shape4_1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5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3"><text:s text:c="15"/>A</text:span>ires : Calculer une aire</text:p>
      </style:header>
      <style:footer>
        <text:p text:style-name="MP11"><draw:frame draw:style-name="Mfr3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70" draw:name="Shape4_1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2">Constructions géométriques : </text:span><text:span text:style-name="MT153">Reproduire</text:span></text:p>
      </style:header>
      <style:header-left>
        <text:p text:style-name="MP95"><text:span text:style-name="MT152">Constructions géométriques : </text:span><text:span text:style-name="MT153">Reproduire</text:span></text:p>
      </style:header-left>
      <style:footer>
        <text:p text:style-name="MP5"><draw:frame draw:style-name="Mfr3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8" draw:name="Shape10_0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3" draw:name="Frame360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draw:g text:anchor-type="paragraph" draw:z-index="69" draw:name="Shape10_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6" draw:name="Shape4_208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7" draw:name="Shape4_207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2" draw:name="Shape9_1" draw:style-name="Mgr11" draw:text-style-name="MP9" svg:x1="11.559cm" svg:y1="0.36cm" svg:x2="20.5cm" svg:y2="0.36cm"><text:p/></draw:line><draw:frame text:anchor-type="paragraph" draw:z-index="63" draw:name="Shape8_6" draw:style-name="Mgr13" draw:text-style-name="MP82" svg:width="2.703cm" svg:height="0.715cm" draw:transform="rotate (0.0872664625997165) translate (-0.172861111111111cm 0.218722222222222cm)"><draw:text-box><text:p text:style-name="MP9"><text:span text:style-name="MT139">Série 1</text:span></text:p></draw:text-box></draw:frame><draw:path text:anchor-type="paragraph" draw:z-index="64" draw:name="Shape7_1" draw:style-name="Mgr14" draw:text-style-name="MP101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5" draw:name="Shape10_4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61" draw:name="Shape4_215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4"><text:span text:style-name="MT152">Constructions géométriques : </text:span><text:span text:style-name="MT153">Reproduire</text:span></text:p>
      </style:header-left>
      <style:footer>
        <text:p text:style-name="MP5"><draw:frame draw:style-name="Mfr3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0" draw:name="Shape4_218" draw:style-name="Mgr1"><draw:path draw:style-name="Mgr6" draw:text-style-name="MP1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5"><draw:frame draw:style-name="Mfr3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8" draw:name="Shape4_220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4">CONSTRUCTIONS Géométriques : </text:span><text:span text:style-name="MT155">REPRODUIRE</text:span></text:p></draw:text-box></draw:frame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9" draw:name="Shape4_219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2">Constructions géométriques : </text:span><text:span text:style-name="MT153">Reproduire</text:span></text:p>
      </style:header>
      <style:footer>
        <text:p text:style-name="MP5"><draw:frame draw:style-name="Mfr3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6" draw:name="Shape10_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3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2"><draw:g text:anchor-type="paragraph" draw:z-index="57" draw:name="Shape10_3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5" draw:name="Shape4_22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3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3" draw:name="Shape4_255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3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olides : Vocabulaire, NatuRE</text:p></draw:text-box></draw:frame><draw:g text:anchor-type="paragraph" draw:z-index="54" draw:name="Shape4_256" draw:style-name="Mgr1"><draw:path draw:style-name="Mgr6" draw:text-style-name="MP18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0">S</text:span><text:span text:style-name="MT131">olides</text:span> : <text:span text:style-name="MT130">Vocabulaire, nature</text:span></text:p>
      </style:header>
      <style:header-left>
        <text:p text:style-name="MP72"><text:span text:style-name="MT130">S</text:span><text:span text:style-name="MT131">olides</text:span> : <text:span text:style-name="MT130">Vocabulaire, nature</text:span></text:p>
      </style:header-left>
      <style:footer>
        <text:p text:style-name="MP5"><draw:frame draw:style-name="Mfr3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51" draw:name="Shape4_225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52" draw:name="Shape4_254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5"><draw:frame draw:style-name="Mfr3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9" draw:name="Shape4_224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5"><draw:frame draw:style-name="Mfr3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50" draw:name="Shape4_253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3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<text:span text:style-name="MT170">patrons</text:span></text:p></draw:text-box></draw:frame><draw:g text:anchor-type="paragraph" draw:z-index="47" draw:name="Shape4_223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8" draw:name="Shape4_252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5"><draw:frame draw:style-name="Mfr3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5" draw:name="Shape4_22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5"><draw:frame draw:style-name="Mfr3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6" draw:name="Shape4_25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5"><draw:frame draw:style-name="Mfr3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43" draw:name="Shape4_249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44" draw:name="Shape4_250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3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41" draw:name="Shape4_247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42" draw:name="Shape4_248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0"> : </text:span><text:span text:style-name="MT177">Reconnaissance et axes</text:span></text:p>
      </style:header>
      <style:footer>
        <text:p text:style-name="MP11"><draw:frame draw:style-name="Mfr3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9" draw:name="Shape4_245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8">S</text:span>ymétrie axiale : reconnaissance et axes</text:h></draw:text-box></draw:frame></text:p>
      </style:footer>
      <style:footer-left>
        <text:p text:style-name="MP5"><draw:frame draw:style-name="Mfr3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40" draw:name="Shape4_246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37" draw:name="Shape4_243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38" draw:name="Shape4_244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0"> : </text:span><text:span text:style-name="MT176">Médiatrice d’un segment</text:span></text:p>
      </style:header>
      <style:footer>
        <text:p text:style-name="MP1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35" draw:name="Shape4_24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5"><draw:frame draw:style-name="Mfr3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6" draw:name="Shape4_24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33" draw:name="Shape4_226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Symétrie axiale : constructions</text:p></draw:text-box></draw:frame><draw:g text:anchor-type="paragraph" draw:z-index="34" draw:name="Shape4_240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8">S</text:span><text:span text:style-name="MT40">ymétrie axiale : Constructions</text:span></text:p>
      </style:header>
      <style:footer>
        <text:p text:style-name="MP1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31" draw:name="Shape4_238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18">S</text:span>ymétrie axiale : Constructions</text:h></draw:text-box></draw:frame></text:p>
      </style:footer>
      <style:footer-left>
        <text:p text:style-name="MP5"><draw:frame draw:style-name="Mfr3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32" draw:name="Shape4_239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29" draw:name="Shape4_236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30" draw:name="Shape4_237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0"> : </text:span><text:span text:style-name="MT181">Axes de symétrie de figures</text:span></text:p>
      </style:header>
      <style:header-left>
        <text:p text:style-name="MP111"><text:span text:style-name="MT180">Symétrie axiale</text:span><text:span text:style-name="MT40"> : </text:span><text:span text:style-name="MT181">Axes de symétrie de figures</text:span></text:p>
      </style:header-left>
      <style:footer>
        <text:p text:style-name="MP11"><draw:frame draw:style-name="Mfr3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7" draw:name="Shape4_234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18">S</text:span>ymétrie axiale : axes de symétrie de figures</text:p></draw:text-box></draw:frame></text:p>
      </style:footer>
      <style:footer-left>
        <text:p text:style-name="MP5"><draw:frame draw:style-name="Mfr3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8" draw:name="Shape4_235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25" draw:name="Shape4_232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26" draw:name="Shape4_233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8">S</text:span>ymétrie : Propriétés</text:p>
      </style:header>
      <style:footer>
        <text:p text:style-name="MP11"><draw:frame draw:style-name="Mfr3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3" draw:name="Shape4_230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18">S</text:span>ymétrie axiale : propriétés</text:p></draw:text-box></draw:frame></text:p>
      </style:footer>
      <style:footer-left>
        <text:p text:style-name="MP5"><draw:frame draw:style-name="Mfr3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4" draw:name="Shape4_23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3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21" draw:name="Shape4_228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22" draw:name="Shape4_229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18">S</text:span>ymétrie axiale : pour aller plus loin</text:p>
      </style:header>
      <style:footer>
        <text:p text:style-name="MP1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9" draw:name="Shape4_49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18">S</text:span>ymétrie axiale : pour aller plus loin</text:p></draw:text-box></draw:frame></text:p>
      </style:footer>
      <style:footer-left>
        <text:p text:style-name="MP5"><draw:frame draw:style-name="Mfr3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20" draw:name="Shape4_227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3" draw:name="Shape3_1" draw:style-name="Mgr15" draw:text-style-name="MP9" svg:x1="10.893cm" svg:y1="0.403cm" svg:x2="20.503cm" svg:y2="0.327cm"><text:p/></draw:line><draw:path text:anchor-type="char" draw:z-index="14" draw:name="Shape1_2" draw:style-name="Mgr16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7" draw:name="Shape1_9" draw:style-name="Mgr16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6" draw:name="Shape3_38" draw:style-name="Mgr15" draw:text-style-name="MP9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5" draw:name="Shape4_56" draw:style-name="Mgr1"><draw:path draw:style-name="Mgr17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Résoudre des problèmes</text:p></draw:text-box></draw:frame><draw:g text:anchor-type="paragraph" draw:z-index="18" draw:name="Shape4_264" draw:style-name="Mgr1"><draw:path draw:style-name="Mgr17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T13H9M37S</meta:editing-duration>
    <meta:editing-cycles>113</meta:editing-cycles>
    <meta:generator>LibreOffice/7.1.5.2$Windows_X86_64 LibreOffice_project/85f04e9f809797b8199d13c421bd8a2b025d52b5</meta:generator>
    <dc:date>2021-08-14T09:59:45.328000000</dc:date>
    <meta:document-statistic meta:table-count="2" meta:image-count="0" meta:object-count="0" meta:page-count="1" meta:paragraph-count="789" meta:word-count="2756" meta:character-count="18461" meta:non-whitespace-character-count="16110"/>
    <meta:template xlink:type="simple" xlink:actuate="onRequest" xlink:title="lycee_v3" xlink:href="../Modele_cahier.ott" meta:date="2021-07-09T13:45:32.011278978"/>
  </office:meta>
</office:document-meta>
</file>